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Helvetica-Bold" svg:font-family="Helvetica-Bold" style:font-family-generic="swiss"/>
    <style:font-face style:name="SegoeUI" svg:font-family="SegoeUI" style:font-family-generic="swis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925in"/>
    </style:style>
    <style:style style:name="co2" style:family="table-column">
      <style:table-column-properties fo:break-before="auto" style:column-width="1.3866in"/>
    </style:style>
    <style:style style:name="co3" style:family="table-column">
      <style:table-column-properties fo:break-before="auto" style:column-width="2.0425in"/>
    </style:style>
    <style:style style:name="co4" style:family="table-column">
      <style:table-column-properties fo:break-before="auto" style:column-width="2.1189in"/>
    </style:style>
    <style:style style:name="co5" style:family="table-column">
      <style:table-column-properties fo:break-before="auto" style:column-width="4.8661in"/>
    </style:style>
    <style:style style:name="ro1" style:family="table-row">
      <style:table-row-properties style:row-height="0.2783in" fo:break-before="auto" style:use-optimal-row-height="true"/>
    </style:style>
    <style:style style:name="ro2" style:family="table-row">
      <style:table-row-properties style:row-height="0.1953in" fo:break-before="auto" style:use-optimal-row-height="true"/>
    </style:style>
    <style:style style:name="ro3" style:family="table-row">
      <style:table-row-properties style:row-height="0.2382in" fo:break-before="auto" style:use-optimal-row-height="false"/>
    </style:style>
    <style:style style:name="ro4" style:family="table-row">
      <style:table-row-properties style:row-height="0.2118in" fo:break-before="auto" style:use-optimal-row-height="true"/>
    </style:style>
    <style:style style:name="ro5" style:family="table-row">
      <style:table-row-properties style:row-height="0.3291in" fo:break-before="auto" style:use-optimal-row-height="false"/>
    </style:style>
    <style:style style:name="ro6" style:family="table-row">
      <style:table-row-properties style:row-height="0.4709in" fo:break-before="auto" style:use-optimal-row-height="false"/>
    </style:style>
    <style:style style:name="ro7" style:family="table-row">
      <style:table-row-properties style:row-height="0.2591in" fo:break-before="auto" style:use-optimal-row-height="false"/>
    </style:style>
    <style:style style:name="ro8" style:family="table-row">
      <style:table-row-properties style:row-height="0.6874in" fo:break-before="auto" style:use-optimal-row-height="true"/>
    </style:style>
    <style:style style:name="ro9" style:family="table-row">
      <style:table-row-properties style:row-height="0.2709in" fo:break-before="auto" style:use-optimal-row-height="false"/>
    </style:style>
    <style:style style:name="ro10" style:family="table-row">
      <style:table-row-properties style:row-height="0.2173in" fo:break-before="auto" style:use-optimal-row-height="true"/>
    </style:style>
    <style:style style:name="ro11" style:family="table-row">
      <style:table-row-properties style:row-height="0.589in" fo:break-before="auto" style:use-optimal-row-height="false"/>
    </style:style>
    <style:style style:name="ro12" style:family="table-row">
      <style:table-row-properties style:row-height="0.5181in" fo:break-before="auto" style:use-optimal-row-height="true"/>
    </style:style>
    <style:style style:name="ro13" style:family="table-row">
      <style:table-row-properties style:row-height="0.352in" fo:break-before="auto" style:use-optimal-row-height="true"/>
    </style:style>
    <style:style style:name="ro14" style:family="table-row">
      <style:table-row-properties style:row-height="0.5772in" fo:break-before="auto" style:use-optimal-row-height="false"/>
    </style:style>
    <style:style style:name="ro15" style:family="table-row">
      <style:table-row-properties style:row-height="0.5535in" fo:break-before="auto" style:use-optimal-row-height="false"/>
    </style:style>
    <style:style style:name="ro16" style:family="table-row">
      <style:table-row-properties style:row-height="0.6236in" fo:break-before="auto" style:use-optimal-row-height="false"/>
    </style:style>
    <style:style style:name="ro17" style:family="table-row">
      <style:table-row-properties style:row-height="0.4236in" fo:break-before="auto" style:use-optimal-row-height="false"/>
    </style:style>
    <style:style style:name="ro18" style:family="table-row">
      <style:table-row-properties style:row-height="1.1189in" fo:break-before="auto" style:use-optimal-row-height="false"/>
    </style:style>
    <style:style style:name="ro19" style:family="table-row">
      <style:table-row-properties style:row-height="1.1425in" fo:break-before="auto" style:use-optimal-row-height="false"/>
    </style:style>
    <style:style style:name="ro20" style:family="table-row">
      <style:table-row-properties style:row-height="0.8717in" fo:break-before="auto" style:use-optimal-row-height="false"/>
    </style:style>
    <style:style style:name="ro21" style:family="table-row">
      <style:table-row-properties style:row-height="0.8362in" fo:break-before="auto" style:use-optimal-row-height="false"/>
    </style:style>
    <style:style style:name="ro22" style:family="table-row">
      <style:table-row-properties style:row-height="0.6118in" fo:break-before="auto" style:use-optimal-row-height="false"/>
    </style:style>
    <style:style style:name="ro23" style:family="table-row">
      <style:table-row-properties style:row-height="0.2354in" fo:break-before="auto" style:use-optimal-row-height="false"/>
    </style:style>
    <style:style style:name="ro24" style:family="table-row">
      <style:table-row-properties style:row-height="0.9654in" fo:break-before="auto" style:use-optimal-row-height="false"/>
    </style:style>
    <style:style style:name="ro25" style:family="table-row">
      <style:table-row-properties style:row-height="0.9299in" fo:break-before="auto" style:use-optimal-row-height="false"/>
    </style:style>
    <style:style style:name="ro26" style:family="table-row">
      <style:table-row-properties style:row-height="1.0126in" fo:break-before="auto" style:use-optimal-row-height="false"/>
    </style:style>
    <style:style style:name="ro27" style:family="table-row">
      <style:table-row-properties style:row-height="0.9665in" fo:break-before="auto" style:use-optimal-row-height="false"/>
    </style:style>
    <style:style style:name="ro28" style:family="table-row">
      <style:table-row-properties style:row-height="0.7173in" fo:break-before="auto" style:use-optimal-row-height="false"/>
    </style:style>
    <style:style style:name="ro29" style:family="table-row">
      <style:table-row-properties style:row-height="0.8465in" fo:break-before="auto" style:use-optimal-row-height="true"/>
    </style:style>
    <style:style style:name="ro30" style:family="table-row">
      <style:table-row-properties style:row-height="0.8071in" fo:break-before="auto" style:use-optimal-row-height="false"/>
    </style:style>
    <style:style style:name="ta1" style:family="table" style:master-page-name="Default">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1" style:family="table-cell" style:parent-style-name="Default">
      <style:table-cell-properties fo:background-color="#000000" style:text-align-source="fix" style:repeat-content="false" style:vertical-align="middle"/>
      <style:paragraph-properties fo:text-align="center" fo:margin-left="0in"/>
      <style:text-properties fo:color="#ffffff" fo:font-size="16pt" fo:font-weight="bold" style:font-size-asian="16pt" style:font-weight-asian="bold" style:font-size-complex="16pt" style:font-weight-complex="bold"/>
    </style:style>
    <style:style style:name="ce2" style:family="table-cell" style:parent-style-name="Default">
      <style:table-cell-properties style:text-align-source="fix" style:repeat-content="false"/>
      <style:paragraph-properties fo:text-align="center" fo:margin-left="0in"/>
      <style:text-properties fo:font-size="11pt" fo:font-weight="bold" style:font-size-asian="11pt" style:font-weight-asian="bold" style:font-size-complex="11pt" style:font-weight-complex="bold"/>
    </style:style>
    <style:style style:name="ce3" style:family="table-cell" style:parent-style-name="Default">
      <style:table-cell-properties style:text-align-source="fix" style:repeat-content="false" style:vertical-align="middle"/>
      <style:paragraph-properties fo:text-align="center" fo:margin-left="0in"/>
      <style:text-properties fo:font-size="12pt" fo:font-weight="bold" style:font-size-asian="12pt" style:font-weight-asian="bold" style:font-size-complex="12pt" style:font-weight-complex="bold"/>
    </style:style>
    <style:style style:name="ce4" style:family="table-cell" style:parent-style-name="Default">
      <style:table-cell-properties fo:background-color="#dddddd" style:text-align-source="fix" style:repeat-content="false" style:vertical-align="top"/>
      <style:paragraph-properties fo:text-align="center" fo:margin-left="0in"/>
      <style:text-properties fo:font-size="12pt" fo:font-weight="bold" style:font-size-asian="12pt" style:font-weight-asian="bold" style:font-size-complex="12pt" style:font-weight-complex="bold"/>
    </style:style>
    <style:style style:name="ce5" style:family="table-cell" style:parent-style-name="Default">
      <style:table-cell-properties style:text-align-source="fix" style:repeat-content="false" fo:wrap-option="wrap" style:vertical-align="top"/>
      <style:paragraph-properties fo:text-align="center" fo:margin-left="0in"/>
      <style:text-properties fo:font-size="12pt" fo:font-weight="bold" style:font-size-asian="12pt" style:font-weight-asian="bold" style:font-size-complex="12pt" style:font-weight-complex="bold"/>
    </style:style>
    <style:style style:name="ce6" style:family="table-cell" style:parent-style-name="Default">
      <style:table-cell-properties style:text-align-source="fix" style:repeat-content="false" style:vertical-align="top"/>
      <style:paragraph-properties fo:text-align="center" fo:margin-left="0in"/>
      <style:text-properties fo:font-size="12pt" fo:font-weight="bold" style:font-size-asian="12pt" style:font-weight-asian="bold" style:font-size-complex="12pt" style:font-weight-complex="bold"/>
    </style:style>
    <style:style style:name="ce7" style:family="table-cell" style:parent-style-name="Default">
      <style:table-cell-properties fo:background-color="#ffffff" style:text-align-source="fix" style:repeat-content="false" style:vertical-align="top"/>
      <style:paragraph-properties fo:text-align="center" fo:margin-left="0in"/>
      <style:text-properties fo:font-size="12pt" fo:font-weight="bold" style:font-size-asian="12pt" style:font-weight-asian="bold" style:font-size-complex="12pt" style:font-weight-complex="bold"/>
    </style:style>
    <style:style style:name="ce8" style:family="table-cell" style:parent-style-name="Default">
      <style:table-cell-properties style:text-align-source="fix" style:repeat-content="false" fo:background-color="transparent" style:vertical-align="top"/>
      <style:paragraph-properties fo:text-align="center" fo:margin-left="0in"/>
      <style:text-properties fo:font-size="12pt" fo:font-weight="bold" style:font-size-asian="12pt" style:font-weight-asian="bold" style:font-size-complex="12pt" style:font-weight-complex="bold"/>
    </style:style>
    <style:style style:name="ce9" style:family="table-cell" style:parent-style-name="Default">
      <style:table-cell-properties style:text-align-source="fix" style:repeat-content="false"/>
      <style:paragraph-properties fo:text-align="center" fo:margin-left="0in"/>
      <style:text-properties fo:font-size="12pt" fo:font-weight="bold" style:font-size-asian="12pt" style:font-weight-asian="bold" style:font-size-complex="12pt" style:font-weight-complex="bold"/>
    </style:style>
    <style:style style:name="ce10" style:family="table-cell" style:parent-style-name="Default">
      <style:text-properties fo:font-size="12pt" fo:font-weight="bold" style:font-size-asian="12pt" style:font-weight-asian="bold" style:font-size-complex="12pt" style:font-weight-complex="bold"/>
    </style:style>
    <style:style style:name="ce11" style:family="table-cell" style:parent-style-name="Default">
      <style:table-cell-properties style:text-align-source="fix" style:repeat-content="false" style:vertical-align="middle"/>
      <style:paragraph-properties fo:text-align="center" fo:margin-left="0in"/>
      <style:text-properties fo:font-size="11pt" fo:font-weight="bold" style:font-size-asian="11pt" style:font-weight-asian="bold" style:font-size-complex="11pt" style:font-weight-complex="bold"/>
    </style:style>
    <style:style style:name="ce12" style:family="table-cell" style:parent-style-name="Default">
      <style:table-cell-properties fo:background-color="#dddddd"/>
      <style:text-properties fo:font-size="12pt" fo:font-weight="bold" style:font-size-asian="12pt" style:font-weight-asian="bold" style:font-size-complex="12pt" style:font-weight-complex="bold"/>
    </style:style>
    <style:style style:name="ce13" style:family="table-cell" style:parent-style-name="Default">
      <style:table-cell-properties fo:background-color="#dddddd" style:vertical-align="top"/>
      <style:text-properties fo:font-size="12pt" fo:font-weight="bold" style:font-size-asian="12pt" style:font-weight-asian="bold" style:font-size-complex="12pt" style:font-weight-complex="bold"/>
    </style:style>
    <style:style style:name="ce14" style:family="table-cell" style:parent-style-name="Default">
      <style:table-cell-properties style:vertical-align="top"/>
      <style:text-properties fo:font-size="12pt" fo:font-weight="bold" style:font-size-asian="12pt" style:font-weight-asian="bold" style:font-size-complex="12pt" style:font-weight-complex="bold"/>
    </style:style>
    <style:style style:name="ce15" style:family="table-cell" style:parent-style-name="Default">
      <style:table-cell-properties fo:background-color="#ffffff" style:vertical-align="top"/>
      <style:text-properties fo:font-size="12pt" fo:font-weight="bold" style:font-size-asian="12pt" style:font-weight-asian="bold" style:font-size-complex="12pt" style:font-weight-complex="bold"/>
    </style:style>
    <style:style style:name="ce16" style:family="table-cell" style:parent-style-name="Default">
      <style:table-cell-properties fo:background-color="transparent" style:vertical-align="top"/>
      <style:text-properties fo:font-size="12pt" fo:font-weight="bold" style:font-size-asian="12pt" style:font-weight-asian="bold" style:font-size-complex="12pt" style:font-weight-complex="bold"/>
    </style:style>
    <style:style style:name="ce17" style:family="table-cell" style:parent-style-name="Default">
      <style:table-cell-properties fo:wrap-option="wrap" style:vertical-align="top"/>
      <style:text-properties fo:font-size="12pt" fo:font-weight="bold" style:font-size-asian="12pt" style:font-weight-asian="bold" style:font-size-complex="12pt" style:font-weight-complex="bold"/>
    </style:style>
    <style:style style:name="ce18" style:family="table-cell" style:parent-style-name="Default">
      <style:table-cell-properties fo:background-color="#dddddd"/>
      <style:text-properties fo:font-size="11pt" style:font-size-asian="11pt" style:font-size-complex="11pt"/>
    </style:style>
    <style:style style:name="ce19" style:family="table-cell" style:parent-style-name="Default">
      <style:table-cell-properties fo:wrap-option="wrap" fo:border="0.0346in solid #000000" style:vertical-align="top"/>
      <style:text-properties fo:font-size="11pt" fo:font-weight="bold" style:font-size-asian="11pt" style:font-weight-asian="bold" style:font-size-complex="11pt" style:font-weight-complex="bold"/>
    </style:style>
    <style:style style:name="ce20" style:family="table-cell" style:parent-style-name="Default">
      <style:table-cell-properties fo:wrap-option="wrap" style:vertical-align="top"/>
      <style:text-properties fo:font-size="11pt" style:font-size-asian="11pt" style:font-size-complex="11pt"/>
    </style:style>
    <style:style style:name="ce21" style:family="table-cell" style:parent-style-name="Default">
      <style:table-cell-properties fo:wrap-option="wrap" style:vertical-align="top"/>
      <style:text-properties fo:font-size="11pt" fo:font-weight="bold" style:font-size-asian="11pt" style:font-weight-asian="bold" style:font-size-complex="11pt" style:font-weight-complex="bold"/>
    </style:style>
    <style:style style:name="ce22" style:family="table-cell" style:parent-style-name="Default">
      <style:table-cell-properties fo:border="0.0346in solid #000000" style:vertical-align="top"/>
      <style:text-properties fo:font-size="11pt" fo:font-weight="bold" style:font-size-asian="11pt" style:font-weight-asian="bold" style:font-size-complex="11pt" style:font-weight-complex="bold"/>
    </style:style>
    <style:style style:name="ce23" style:family="table-cell" style:parent-style-name="Default">
      <style:table-cell-properties style:vertical-align="top"/>
      <style:text-properties fo:font-size="11pt" style:font-size-asian="11pt" style:font-size-complex="11pt"/>
    </style:style>
    <style:style style:name="ce24" style:family="table-cell" style:parent-style-name="Default">
      <style:table-cell-properties fo:background-color="#dddddd" style:vertical-align="top"/>
      <style:text-properties fo:font-size="11pt" style:font-size-asian="11pt" style:font-size-complex="11pt"/>
    </style:style>
    <style:style style:name="ce25" style:family="table-cell" style:parent-style-name="Default">
      <style:table-cell-properties fo:background-color="#ffffff" style:vertical-align="top"/>
      <style:text-properties fo:font-size="11pt" fo:font-weight="bold" style:font-size-asian="11pt" style:font-weight-asian="bold" style:font-size-complex="11pt" style:font-weight-complex="bold"/>
    </style:style>
    <style:style style:name="ce26" style:family="table-cell" style:parent-style-name="Default">
      <style:table-cell-properties fo:background-color="#ffffff" style:vertical-align="top"/>
      <style:text-properties fo:font-size="11pt" style:font-size-asian="11pt" style:font-size-complex="11pt"/>
    </style:style>
    <style:style style:name="ce27" style:family="table-cell" style:parent-style-name="Default">
      <style:table-cell-properties fo:background-color="transparent" style:vertical-align="top"/>
      <style:text-properties fo:font-size="11pt" style:font-size-asian="11pt" style:font-size-complex="11pt"/>
    </style:style>
    <style:style style:name="ce28" style:family="table-cell" style:parent-style-name="Default">
      <style:table-cell-properties style:vertical-align="top"/>
      <style:text-properties fo:font-size="11pt" fo:font-weight="bold" style:font-size-asian="11pt" style:font-weight-asian="bold" style:font-size-complex="11pt" style:font-weight-complex="bold"/>
    </style:style>
    <style:style style:name="ce29" style:family="table-cell" style:parent-style-name="Default">
      <style:text-properties fo:font-size="11pt" style:font-size-asian="11pt" style:font-size-complex="11pt"/>
    </style:style>
    <style:style style:name="ce30" style:family="table-cell" style:parent-style-name="Default">
      <style:table-cell-properties style:text-align-source="fix" style:repeat-content="false" style:vertical-align="top"/>
      <style:paragraph-properties fo:text-align="start" fo:margin-left="0in"/>
      <style:text-properties style:font-name="Arial" fo:font-size="10pt" style:font-size-asian="11pt" style:font-size-complex="11pt"/>
    </style:style>
    <style:style style:name="ce31" style:family="table-cell" style:parent-style-name="Default">
      <style:table-cell-properties style:text-align-source="fix" style:repeat-content="false" style:vertical-align="top"/>
      <style:paragraph-properties fo:text-align="center" fo:margin-left="0in"/>
      <style:text-properties style:font-name="Arial" fo:font-size="10pt" fo:font-weight="bold" style:font-size-asian="11pt" style:font-weight-asian="bold" style:font-size-complex="11pt" style:font-weight-complex="bold"/>
    </style:style>
    <style:style style:name="ce32" style:family="table-cell" style:parent-style-name="Default">
      <style:table-cell-properties fo:background-color="#dddddd" style:text-align-source="fix" style:repeat-content="false" style:vertical-align="top"/>
      <style:paragraph-properties fo:text-align="start" fo:margin-left="0in"/>
      <style:text-properties style:font-name="Arial" fo:font-size="10pt" style:font-size-asian="11pt" style:font-size-complex="11pt"/>
    </style:style>
    <style:style style:name="ce33" style:family="table-cell" style:parent-style-name="Default">
      <style:table-cell-properties fo:border-bottom="0.0346in solid #000000" style:text-align-source="fix" style:repeat-content="false" fo:wrap-option="wrap" fo:border-left="0.0346in solid #000000" fo:border-right="none" fo:border-top="0.0346in solid #000000" style:vertical-align="top"/>
      <style:paragraph-properties fo:text-align="start" fo:margin-left="0in"/>
      <style:text-properties style:font-name="Arial" fo:font-size="10pt" fo:font-weight="bold" style:font-size-asian="11pt" style:font-weight-asian="bold" style:font-size-complex="11pt" style:font-weight-complex="bold"/>
    </style:style>
    <style:style style:name="ce34" style:family="table-cell" style:parent-style-name="Default">
      <style:table-cell-properties fo:border-bottom="0.0138in solid #000000" style:text-align-source="fix" style:repeat-content="false" fo:wrap-option="wrap" fo:border-left="0.0346in solid #000000" fo:border-right="0.0138in solid #000000" fo:border-top="0.0346in solid #000000" style:vertical-align="top"/>
      <style:paragraph-properties fo:text-align="start" fo:margin-left="0in"/>
      <style:text-properties style:font-name="Arial" fo:font-size="10pt" style:font-size-asian="11pt" style:font-size-complex="11pt"/>
    </style:style>
    <style:style style:name="ce35" style:family="table-cell" style:parent-style-name="Default">
      <style:table-cell-properties fo:border-bottom="0.0138in solid #000000" style:text-align-source="fix" style:repeat-content="false" fo:wrap-option="wrap" fo:border-left="0.0346in solid #000000" fo:border-right="0.0138in solid #000000" fo:border-top="0.0138in solid #000000" style:vertical-align="top"/>
      <style:paragraph-properties fo:text-align="start" fo:margin-left="0in"/>
      <style:text-properties style:font-name="Arial" fo:font-size="10pt" style:font-size-asian="11pt" style:font-size-complex="11pt"/>
    </style:style>
    <style:style style:name="ce36" style:family="table-cell" style:parent-style-name="Default">
      <style:table-cell-properties fo:border-bottom="0.0346in solid #000000" fo:border-left="0.0346in solid #000000" fo:border-right="0.0138in solid #000000" fo:border-top="0.0138in solid #000000" style:vertical-align="top"/>
      <style:text-properties style:font-name="Arial" fo:font-size="10pt" style:font-size-asian="11pt" style:font-size-complex="11pt"/>
    </style:style>
    <style:style style:name="ce37" style:family="table-cell" style:parent-style-name="Default">
      <style:table-cell-properties style:text-align-source="fix" style:repeat-content="false" fo:wrap-option="wrap" fo:border="0.0346in solid #000000" style:vertical-align="top"/>
      <style:paragraph-properties fo:text-align="start" fo:margin-left="0in"/>
      <style:text-properties style:font-name="Arial" fo:font-size="10pt" fo:font-weight="bold" style:font-size-asian="11pt" style:font-weight-asian="bold" style:font-size-complex="11pt" style:font-weight-complex="bold"/>
    </style:style>
    <style:style style:name="ce38" style:family="table-cell" style:parent-style-name="Default">
      <style:table-cell-properties fo:border-bottom="0.0138in solid #000000" fo:border-left="0.0346in solid #000000" fo:border-right="0.0138in solid #000000" fo:border-top="0.0346in solid #000000" style:vertical-align="top"/>
      <style:text-properties style:font-name="Arial" fo:font-size="10pt" style:font-size-asian="11pt" style:font-size-complex="11pt"/>
    </style:style>
    <style:style style:name="ce39" style:family="table-cell" style:parent-style-name="Default">
      <style:table-cell-properties fo:border-bottom="0.0138in solid #000000" fo:border-left="0.0346in solid #000000" fo:border-right="0.0138in solid #000000" fo:border-top="0.0138in solid #000000" style:vertical-align="top"/>
      <style:text-properties style:font-name="Arial" fo:font-size="10pt" style:font-size-asian="11pt" style:font-size-complex="11pt"/>
    </style:style>
    <style:style style:name="ce40" style:family="table-cell" style:parent-style-name="Default">
      <style:table-cell-properties fo:border="0.0346in solid #000000" style:vertical-align="top"/>
      <style:text-properties style:font-name="Arial" fo:font-size="10pt" fo:font-weight="bold" style:font-size-asian="11pt" style:font-weight-asian="bold" style:font-size-complex="11pt" style:font-weight-complex="bold"/>
    </style:style>
    <style:style style:name="ce41" style:family="table-cell" style:parent-style-name="Default">
      <style:table-cell-properties fo:border-bottom="0.0346in solid #000000" style:text-align-source="fix" style:repeat-content="false" fo:wrap-option="wrap" fo:border-left="0.0346in solid #000000" fo:border-right="0.0138in solid #000000" fo:border-top="0.0138in solid #000000" style:vertical-align="top"/>
      <style:paragraph-properties fo:text-align="start" fo:margin-left="0in"/>
      <style:text-properties style:font-name="Arial" fo:font-size="10pt" style:font-size-asian="11pt" style:font-size-complex="11pt"/>
    </style:style>
    <style:style style:name="ce42" style:family="table-cell" style:parent-style-name="Default">
      <style:table-cell-properties style:text-align-source="fix" style:repeat-content="false" fo:border="0.0346in solid #000000" style:vertical-align="top"/>
      <style:paragraph-properties fo:text-align="start" fo:margin-left="0in"/>
      <style:text-properties style:font-name="Arial" fo:font-size="10pt" fo:font-weight="bold" style:font-size-asian="11pt" style:font-weight-asian="bold" style:font-size-complex="11pt" style:font-weight-complex="bold"/>
    </style:style>
    <style:style style:name="ce43" style:family="table-cell" style:parent-style-name="Default">
      <style:table-cell-properties fo:border-bottom="0.0138in solid #000000" style:text-align-source="fix" style:repeat-content="false" fo:border-left="0.0346in solid #000000" fo:border-right="0.0138in solid #000000" fo:border-top="0.0138in solid #000000" style:vertical-align="top"/>
      <style:paragraph-properties fo:text-align="start" fo:margin-left="0in"/>
      <style:text-properties style:font-name="Arial" fo:font-size="10pt" style:font-size-asian="11pt" style:font-size-complex="11pt"/>
    </style:style>
    <style:style style:name="ce44" style:family="table-cell" style:parent-style-name="Default">
      <style:table-cell-properties fo:border-bottom="0.0346in solid #000000" fo:border-left="none" fo:border-right="none" fo:border-top="none" style:vertical-align="top"/>
      <style:text-properties style:font-name="Arial" fo:font-size="10pt" style:font-size-asian="11pt" style:font-size-complex="11pt"/>
    </style:style>
    <style:style style:name="ce45" style:family="table-cell" style:parent-style-name="Default">
      <style:table-cell-properties fo:border-bottom="none" fo:border-left="none" fo:border-right="0.0138in solid #000000" fo:border-top="none" style:vertical-align="top"/>
      <style:text-properties style:font-name="Arial" fo:font-size="10pt"/>
    </style:style>
    <style:style style:name="ce46" style:family="table-cell" style:parent-style-name="Default">
      <style:table-cell-properties fo:border-bottom="0.0346in solid #000000" style:text-align-source="fix" style:repeat-content="false" fo:border-left="0.0346in solid #000000" fo:border-right="0.0138in solid #000000" fo:border-top="0.0138in solid #000000" style:vertical-align="top"/>
      <style:paragraph-properties fo:text-align="start" fo:margin-left="0in"/>
      <style:text-properties style:font-name="Arial" fo:font-size="10pt" style:font-size-asian="11pt" style:font-size-complex="11pt"/>
    </style:style>
    <style:style style:name="ce47" style:family="table-cell" style:parent-style-name="Default">
      <style:table-cell-properties fo:border-bottom="0.0138in solid #000000" fo:border-left="none" fo:border-right="0.0138in solid #000000" fo:border-top="none" style:vertical-align="top"/>
      <style:text-properties style:font-name="Arial" fo:font-size="10pt"/>
    </style:style>
    <style:style style:name="ce48" style:family="table-cell" style:parent-style-name="Default">
      <style:table-cell-properties style:text-align-source="fix" style:repeat-content="false" fo:border="0.0346in solid #000000" style:vertical-align="top"/>
      <style:paragraph-properties fo:text-align="start" fo:margin-left="0in"/>
      <style:text-properties style:font-name="Arial" fo:font-size="10pt" fo:language="en" fo:country="US" fo:font-weight="bold" style:font-name-asian="Helvetica-Bold" style:font-size-asian="11pt" style:language-asian="en" style:country-asian="US" style:font-weight-asian="bold" style:font-name-complex="Helvetica-Bold" style:font-size-complex="11pt" style:language-complex="en" style:country-complex="US" style:font-weight-complex="bold"/>
    </style:style>
    <style:style style:name="ce49" style:family="table-cell" style:parent-style-name="Default">
      <style:table-cell-properties fo:border-bottom="0.0346in solid #000000" style:text-align-source="fix" style:repeat-content="false" fo:wrap-option="wrap" fo:border-left="0.0346in solid #000000" fo:border-right="0.0138in solid #000000" fo:border-top="0.0138in solid #000000" style:vertical-align="top"/>
      <style:paragraph-properties fo:text-align="start" fo:margin-left="0in"/>
      <style:text-properties style:font-name="Arial" fo:font-size="10pt" fo:font-weight="bold" style:font-name-asian="Helvetica-Bold" style:font-size-asian="11pt" style:language-asian="en" style:country-asian="US" style:font-weight-asian="bold" style:font-name-complex="Helvetica-Bold" style:font-size-complex="11pt" style:language-complex="en" style:country-complex="US" style:font-weight-complex="bold"/>
    </style:style>
    <style:style style:name="ce50" style:family="table-cell" style:parent-style-name="Default">
      <style:table-cell-properties fo:border-bottom="0.0346in solid #000000" fo:border-left="0.0346in solid #000000" fo:border-right="0.0138in solid #000000" fo:border-top="0.0346in solid #000000" style:vertical-align="top"/>
      <style:text-properties style:font-name="Arial" fo:font-size="10pt" style:font-size-asian="10pt" style:font-size-complex="10pt"/>
    </style:style>
    <style:style style:name="ce51" style:family="table-cell" style:parent-style-name="Default">
      <style:table-cell-properties fo:border-bottom="0.0346in solid #000000" style:text-align-source="fix" style:repeat-content="false" fo:wrap-option="wrap" fo:border-left="0.0346in solid #000000" fo:border-right="none" fo:border-top="0.0346in solid #000000" style:vertical-align="top"/>
      <style:paragraph-properties fo:text-align="start" fo:margin-left="0in"/>
      <style:text-properties style:font-name="Arial" fo:font-size="10pt" style:font-size-asian="11pt" style:font-size-complex="11pt"/>
    </style:style>
    <style:style style:name="ce52" style:family="table-cell" style:parent-style-name="Default">
      <style:table-cell-properties fo:border-bottom="0.0346in solid #000000" style:text-align-source="fix" style:repeat-content="false" fo:wrap-option="wrap" fo:border-left="0.0346in solid #000000" fo:border-right="0.0138in solid #000000" fo:border-top="0.0346in solid #000000" style:vertical-align="top"/>
      <style:paragraph-properties fo:text-align="start" fo:margin-left="0in"/>
      <style:text-properties style:font-name="Arial" fo:font-size="10pt" style:font-size-asian="11pt" style:font-size-complex="11pt"/>
    </style:style>
    <style:style style:name="ce53" style:family="table-cell" style:parent-style-name="Default">
      <style:table-cell-properties fo:background-color="#ffffff" style:text-align-source="fix" style:repeat-content="false" style:vertical-align="top"/>
      <style:paragraph-properties fo:text-align="start" fo:margin-left="0in"/>
      <style:text-properties style:font-name="Arial" fo:font-size="10pt" fo:font-weight="bold" style:font-size-asian="11pt" style:font-weight-asian="bold" style:font-size-complex="11pt" style:font-weight-complex="bold"/>
    </style:style>
    <style:style style:name="ce54" style:family="table-cell" style:parent-style-name="Default">
      <style:table-cell-properties fo:background-color="#ffffff" style:text-align-source="fix" style:repeat-content="false" style:vertical-align="top"/>
      <style:paragraph-properties fo:text-align="start" fo:margin-left="0in"/>
      <style:text-properties style:font-name="Arial" fo:font-size="10pt" style:font-size-asian="11pt" style:font-size-complex="11pt"/>
    </style:style>
    <style:style style:name="ce55" style:family="table-cell" style:parent-style-name="Default">
      <style:table-cell-properties style:text-align-source="fix" style:repeat-content="false" fo:background-color="transparent" style:vertical-align="top"/>
      <style:paragraph-properties fo:text-align="start" fo:margin-left="0in"/>
      <style:text-properties style:font-name="Arial" fo:font-size="10pt" style:font-size-asian="11pt" style:font-size-complex="11pt"/>
    </style:style>
    <style:style style:name="ce56" style:family="table-cell" style:parent-style-name="Default">
      <style:table-cell-properties fo:border-bottom="0.0138in solid #000000" style:text-align-source="fix" style:repeat-content="false" fo:wrap-option="wrap" fo:border-left="0.0346in solid #000000" fo:border-right="0.0138in solid #000000" fo:border-top="0.0346in solid #000000" style:vertical-align="top"/>
      <style:paragraph-properties fo:text-align="start"/>
    </style:style>
    <style:style style:name="ce57" style:family="table-cell" style:parent-style-name="Default">
      <style:table-cell-properties fo:border-bottom="0.0346in solid #000000" style:text-align-source="fix" style:repeat-content="false" fo:border-left="0.0346in solid #000000" fo:border-right="0.0138in solid #000000" fo:border-top="0.0346in solid #000000" style:vertical-align="top"/>
      <style:paragraph-properties fo:text-align="start" fo:margin-left="0in"/>
      <style:text-properties style:font-name="Arial" fo:font-size="10pt" fo:font-weight="normal" style:font-size-asian="11pt" style:font-weight-asian="normal" style:font-size-complex="11pt" style:font-weight-complex="normal"/>
    </style:style>
    <style:style style:name="ce58" style:family="table-cell" style:parent-style-name="Default">
      <style:table-cell-properties fo:border-bottom="0.0138in solid #000000" style:text-align-source="value-type" style:repeat-content="false" fo:wrap-option="wrap" fo:border-left="0.0346in solid #000000" fo:border-right="0.0138in solid #000000" fo:border-top="0.0346in solid #000000" style:vertical-align="top"/>
    </style:style>
    <style:style style:name="ce59" style:family="table-cell" style:parent-style-name="Default">
      <style:table-cell-properties fo:border-bottom="0.0346in solid #000000" style:text-align-source="value-type" style:repeat-content="false" fo:wrap-option="wrap" fo:border-left="0.0346in solid #000000" fo:border-right="0.0138in solid #000000" fo:border-top="0.0346in solid #000000" style:vertical-align="top"/>
    </style:style>
    <style:style style:name="ce60" style:family="table-cell" style:parent-style-name="Default">
      <style:table-cell-properties fo:border-bottom="0.0346in solid #000000" style:text-align-source="value-type" style:repeat-content="false" fo:wrap-option="wrap" fo:border-left="0.0346in solid #000000" fo:border-right="0.0138in solid #000000" fo:border-top="0.0346in solid #000000" style:vertical-align="top"/>
      <style:text-properties fo:font-weight="bold" style:font-weight-asian="bold" style:font-weight-complex="bold"/>
    </style:style>
    <style:style style:name="ce61" style:family="table-cell" style:parent-style-name="Default">
      <style:table-cell-properties fo:border-bottom="0.0138in solid #000000" style:text-align-source="value-type" style:repeat-content="false" fo:wrap-option="wrap" fo:border-left="0.0346in solid #000000" fo:border-right="0.0138in solid #000000" fo:border-top="0.0346in solid #000000" style:vertical-align="top"/>
      <style:text-properties fo:font-weight="normal" style:font-weight-asian="normal" style:font-weight-complex="normal"/>
    </style:style>
    <style:style style:name="ce62" style:family="table-cell" style:parent-style-name="Default">
      <style:table-cell-properties fo:border-bottom="0.0138in solid #000000" style:text-align-source="value-type" style:repeat-content="false" fo:wrap-option="wrap" fo:border-left="0.0346in solid #000000" fo:border-right="0.0138in solid #000000" fo:border-top="0.0138in solid #000000" style:vertical-align="top"/>
      <style:text-properties fo:font-weight="normal" style:font-weight-asian="normal" style:font-weight-complex="normal"/>
    </style:style>
    <style:style style:name="ce63" style:family="table-cell" style:parent-style-name="Default">
      <style:table-cell-properties fo:border-bottom="0.0346in solid #000000" style:text-align-source="value-type" style:repeat-content="false" fo:wrap-option="wrap" fo:border-left="0.0346in solid #000000" fo:border-right="0.0138in solid #000000" fo:border-top="0.0138in solid #000000" style:vertical-align="top"/>
      <style:text-properties fo:font-weight="normal" style:font-weight-asian="normal" style:font-weight-complex="normal"/>
    </style:style>
    <style:style style:name="ce64" style:family="table-cell" style:parent-style-name="Default">
      <style:table-cell-properties style:text-align-source="fix" style:repeat-content="false" style:vertical-align="top"/>
      <style:paragraph-properties fo:text-align="center" fo:margin-left="0in"/>
      <style:text-properties style:font-name="Arial" fo:font-size="10pt"/>
    </style:style>
    <style:style style:name="ce65" style:family="table-cell" style:parent-style-name="Default">
      <style:table-cell-properties fo:background-color="#dddddd" style:text-align-source="fix" style:repeat-content="false" style:vertical-align="top"/>
      <style:paragraph-properties fo:text-align="center" fo:margin-left="0in"/>
      <style:text-properties style:font-name="Arial" fo:font-size="10pt"/>
    </style:style>
    <style:style style:name="ce66" style:family="table-cell" style:parent-style-name="Default">
      <style:table-cell-properties fo:border-bottom="0.0346in solid #000000" style:text-align-source="fix" style:repeat-content="false" fo:wrap-option="wrap" fo:border-left="none" fo:border-right="none" fo:border-top="0.0346in solid #000000" style:vertical-align="top"/>
      <style:paragraph-properties fo:text-align="center" fo:margin-left="0in"/>
      <style:text-properties style:font-name="Arial" fo:font-size="10pt"/>
    </style:style>
    <style:style style:name="ce67" style:family="table-cell" style:parent-style-name="Default">
      <style:table-cell-properties fo:border-bottom="0.0138in solid #000000" style:text-align-source="fix" style:repeat-content="false" fo:wrap-option="wrap" fo:border-left="0.0138in solid #000000" fo:border-right="0.0138in solid #000000" fo:border-top="0.0346in solid #000000" style:vertical-align="top"/>
      <style:paragraph-properties fo:text-align="center" fo:margin-left="0in"/>
      <style:text-properties style:font-name="Arial" fo:font-size="10pt"/>
    </style:style>
    <style:style style:name="ce68" style:family="table-cell" style:parent-style-name="Default">
      <style:table-cell-properties style:text-align-source="fix" style:repeat-content="false" fo:wrap-option="wrap" fo:border="0.0138in solid #000000" style:vertical-align="top"/>
      <style:paragraph-properties fo:text-align="center" fo:margin-left="0in"/>
      <style:text-properties style:font-name="Arial" fo:font-size="10pt"/>
    </style:style>
    <style:style style:name="ce69" style:family="table-cell" style:parent-style-name="Default">
      <style:table-cell-properties fo:border-bottom="0.0346in solid #000000" style:text-align-source="fix" style:repeat-content="false" fo:wrap-option="wrap" fo:border-left="0.0138in solid #000000" fo:border-right="0.0138in solid #000000" fo:border-top="0.0138in solid #000000" style:vertical-align="top"/>
      <style:paragraph-properties fo:text-align="center" fo:margin-left="0in"/>
      <style:text-properties style:font-name="Arial" fo:font-size="10pt"/>
    </style:style>
    <style:style style:name="ce70" style:family="table-cell" style:parent-style-name="Default">
      <style:table-cell-properties fo:border-bottom="0.0138in solid #000000" style:text-align-source="fix" style:repeat-content="false" fo:border-left="0.0138in solid #000000" fo:border-right="0.0138in solid #000000" fo:border-top="0.0346in solid #000000" style:vertical-align="top"/>
      <style:paragraph-properties fo:text-align="center"/>
      <style:text-properties style:font-name="Arial" fo:font-size="10pt"/>
    </style:style>
    <style:style style:name="ce71" style:family="table-cell" style:parent-style-name="Default">
      <style:table-cell-properties style:text-align-source="fix" style:repeat-content="false" fo:border="0.0138in solid #000000" style:vertical-align="top"/>
      <style:paragraph-properties fo:text-align="center" fo:margin-left="0in"/>
      <style:text-properties style:font-name="Arial" fo:font-size="10pt"/>
    </style:style>
    <style:style style:name="ce72" style:family="table-cell" style:parent-style-name="Default" style:data-style-name="N44">
      <style:table-cell-properties style:text-align-source="fix" style:repeat-content="false" fo:border="0.0138in solid #000000" style:vertical-align="top"/>
      <style:paragraph-properties fo:text-align="center" fo:margin-left="0in"/>
      <style:text-properties style:font-name="Arial" fo:font-size="10pt"/>
    </style:style>
    <style:style style:name="ce73" style:family="table-cell" style:parent-style-name="Default" style:data-style-name="N43">
      <style:table-cell-properties fo:border-bottom="0.0346in solid #000000" style:text-align-source="fix" style:repeat-content="false" fo:border-left="0.0138in solid #000000" fo:border-right="0.0138in solid #000000" fo:border-top="0.0138in solid #000000" style:vertical-align="top"/>
      <style:paragraph-properties fo:text-align="center" fo:margin-left="0in"/>
      <style:text-properties style:font-name="Arial" fo:font-size="10pt"/>
    </style:style>
    <style:style style:name="ce74" style:family="table-cell" style:parent-style-name="Default">
      <style:table-cell-properties fo:border-bottom="none" style:text-align-source="fix" style:repeat-content="false" fo:border-left="0.0138in solid #000000" fo:border-right="0.0138in solid #000000" fo:border-top="none" style:vertical-align="top"/>
      <style:paragraph-properties fo:text-align="center"/>
      <style:text-properties style:font-name="Arial" fo:font-size="10pt"/>
    </style:style>
    <style:style style:name="ce75" style:family="table-cell" style:parent-style-name="Default">
      <style:table-cell-properties fo:border-bottom="0.0346in solid #000000" style:text-align-source="fix" style:repeat-content="false" fo:border-left="0.0138in solid #000000" fo:border-right="0.0138in solid #000000" fo:border-top="0.0138in solid #000000" style:vertical-align="top"/>
      <style:paragraph-properties fo:text-align="center" fo:margin-left="0in"/>
      <style:text-properties style:font-name="Arial" fo:font-size="10pt"/>
    </style:style>
    <style:style style:name="ce76" style:family="table-cell" style:parent-style-name="Default">
      <style:table-cell-properties fo:border-bottom="0.0138in solid #000000" style:text-align-source="fix" style:repeat-content="false" fo:border-left="0.0138in solid #000000" fo:border-right="0.0138in solid #000000" fo:border-top="none" style:vertical-align="top"/>
      <style:paragraph-properties fo:text-align="center"/>
      <style:text-properties style:font-name="Arial" fo:font-size="10pt"/>
    </style:style>
    <style:style style:name="ce77" style:family="table-cell" style:parent-style-name="Default" style:data-style-name="N43">
      <style:table-cell-properties fo:border-bottom="0.0346in solid #000000" style:text-align-source="fix" style:repeat-content="false" fo:border-left="0.0138in solid #000000" fo:border-right="0.0138in solid #000000" fo:border-top="0.0346in solid #000000" style:vertical-align="top"/>
      <style:paragraph-properties fo:text-align="center" fo:margin-left="0in"/>
      <style:text-properties style:font-name="Arial" fo:font-size="10pt" style:font-size-asian="10pt" style:font-size-complex="10pt"/>
    </style:style>
    <style:style style:name="ce78" style:family="table-cell" style:parent-style-name="Default" style:data-style-name="N44">
      <style:table-cell-properties fo:border-bottom="0.0346in solid #000000" style:text-align-source="fix" style:repeat-content="false" fo:wrap-option="wrap" fo:border-left="none" fo:border-right="none" fo:border-top="0.0346in solid #000000" style:vertical-align="top"/>
      <style:paragraph-properties fo:text-align="center" fo:margin-left="0in"/>
      <style:text-properties style:font-name="Arial" fo:font-size="10pt"/>
    </style:style>
    <style:style style:name="ce79" style:family="table-cell" style:parent-style-name="Default" style:data-style-name="N44">
      <style:table-cell-properties fo:border-bottom="0.0346in solid #000000" style:text-align-source="fix" style:repeat-content="false" fo:wrap-option="wrap" fo:border-left="0.0138in solid #000000" fo:border-right="0.0138in solid #000000" fo:border-top="0.0346in solid #000000" style:vertical-align="top"/>
      <style:paragraph-properties fo:text-align="center" fo:margin-left="0in"/>
      <style:text-properties style:font-name="Arial" fo:font-size="10pt"/>
    </style:style>
    <style:style style:name="ce80" style:family="table-cell" style:parent-style-name="Default">
      <style:table-cell-properties fo:background-color="#ffffff" style:text-align-source="fix" style:repeat-content="false" style:vertical-align="top"/>
      <style:paragraph-properties fo:text-align="center" fo:margin-left="0in"/>
      <style:text-properties style:font-name="Arial" fo:font-size="10pt"/>
    </style:style>
    <style:style style:name="ce81" style:family="table-cell" style:parent-style-name="Default">
      <style:table-cell-properties style:text-align-source="fix" style:repeat-content="false" fo:background-color="transparent" style:vertical-align="top"/>
      <style:paragraph-properties fo:text-align="center" fo:margin-left="0in"/>
      <style:text-properties style:font-name="Arial" fo:font-size="10pt"/>
    </style:style>
    <style:style style:name="ce82" style:family="table-cell" style:parent-style-name="Default">
      <style:table-cell-properties fo:border-bottom="0.0138in solid #000000" style:text-align-source="fix" style:repeat-content="false" fo:border-left="0.0138in solid #000000" fo:border-right="0.0138in solid #000000" fo:border-top="0.0346in solid #000000" style:vertical-align="top"/>
      <style:paragraph-properties fo:text-align="center" fo:margin-left="0in"/>
      <style:text-properties style:font-name="Arial" fo:font-size="10pt"/>
    </style:style>
    <style:style style:name="ce83" style:family="table-cell" style:parent-style-name="Default">
      <style:table-cell-properties fo:border-bottom="0.0138in solid #000000" style:text-align-source="fix" style:repeat-content="false" fo:border-left="0.0138in solid #000000" fo:border-right="0.0138in solid #000000" fo:border-top="0.0346in solid #000000" style:vertical-align="top"/>
      <style:paragraph-properties fo:text-align="center" fo:margin-left="0in"/>
    </style:style>
    <style:style style:name="ce84" style:family="table-cell" style:parent-style-name="Default">
      <style:table-cell-properties fo:border-bottom="0.0346in solid #000000" style:text-align-source="fix" style:repeat-content="false" fo:border-left="0.0138in solid #000000" fo:border-right="0.0138in solid #000000" fo:border-top="0.0346in solid #000000" style:vertical-align="top"/>
      <style:paragraph-properties fo:text-align="center" fo:margin-left="0in"/>
      <style:text-properties style:font-name="Arial" fo:font-size="10pt"/>
    </style:style>
    <style:style style:name="ce85" style:family="table-cell" style:parent-style-name="Default" style:data-style-name="N43">
      <style:table-cell-properties fo:border-bottom="0.0138in solid #000000" style:text-align-source="fix" style:repeat-content="false" fo:wrap-option="wrap" fo:border-left="0.0138in solid #000000" fo:border-right="0.0138in solid #000000" fo:border-top="0.0346in solid #000000" style:vertical-align="top"/>
      <style:paragraph-properties fo:text-align="center" fo:margin-left="0in"/>
    </style:style>
    <style:style style:name="ce86" style:family="table-cell" style:parent-style-name="Default" style:data-style-name="N43">
      <style:table-cell-properties fo:border-bottom="0.0346in solid #000000" style:text-align-source="fix" style:repeat-content="false" fo:wrap-option="wrap" fo:border-left="0.0138in solid #000000" fo:border-right="0.0138in solid #000000" fo:border-top="0.0346in solid #000000" style:vertical-align="top"/>
      <style:paragraph-properties fo:text-align="center" fo:margin-left="0in"/>
    </style:style>
    <style:style style:name="ce87" style:family="table-cell" style:parent-style-name="Default" style:data-style-name="N0">
      <style:table-cell-properties style:text-align-source="fix" style:repeat-content="false" fo:wrap-option="wrap" fo:border="0.0138in solid #000000" style:vertical-align="top"/>
      <style:paragraph-properties fo:text-align="center" fo:margin-left="0in"/>
    </style:style>
    <style:style style:name="ce88" style:family="table-cell" style:parent-style-name="Default" style:data-style-name="N43">
      <style:table-cell-properties style:text-align-source="fix" style:repeat-content="false" fo:wrap-option="wrap" fo:border="0.0138in solid #000000" style:vertical-align="top"/>
      <style:paragraph-properties fo:text-align="center" fo:margin-left="0in"/>
    </style:style>
    <style:style style:name="ce89" style:family="table-cell" style:parent-style-name="Default" style:data-style-name="N0">
      <style:table-cell-properties fo:border-bottom="0.0346in solid #000000" style:text-align-source="fix" style:repeat-content="false" fo:wrap-option="wrap" fo:border-left="0.0138in solid #000000" fo:border-right="0.0138in solid #000000" fo:border-top="0.0138in solid #000000" style:vertical-align="top"/>
      <style:paragraph-properties fo:text-align="center" fo:margin-left="0in"/>
    </style:style>
    <style:style style:name="ce90" style:family="table-cell" style:parent-style-name="Default">
      <style:table-cell-properties fo:border-bottom="0.0346in solid #000000" style:text-align-source="fix" style:repeat-content="false" fo:border-left="0.0138in solid #000000" fo:border-right="0.0138in solid #000000" fo:border-top="0.0346in solid #000000" style:vertical-align="top"/>
      <style:paragraph-properties fo:text-align="center" fo:margin-left="0in"/>
      <style:text-properties style:font-name="Arial" fo:font-size="10pt" style:font-size-asian="10pt" style:font-size-complex="10pt"/>
    </style:style>
    <style:style style:name="ce91" style:family="table-cell" style:parent-style-name="Default">
      <style:table-cell-properties fo:border-bottom="0.0346in solid #000000" style:text-align-source="fix" style:repeat-content="false" fo:wrap-option="wrap" fo:border-left="0.0138in solid #000000" fo:border-right="0.0138in solid #000000" fo:border-top="0.0346in solid #000000" style:vertical-align="top"/>
      <style:paragraph-properties fo:text-align="center" fo:margin-left="0in"/>
      <style:text-properties style:font-name="Arial" fo:font-size="10pt"/>
    </style:style>
    <style:style style:name="ce92" style:family="table-cell" style:parent-style-name="Default">
      <style:table-cell-properties fo:border-bottom="0.0138in solid #000000" style:text-align-source="fix" style:repeat-content="false" fo:wrap-option="wrap" fo:border-left="0.0138in solid #000000" fo:border-right="0.0138in solid #000000" fo:border-top="0.0346in solid #000000" style:vertical-align="top"/>
      <style:paragraph-properties fo:text-align="center" fo:margin-left="0in"/>
    </style:style>
    <style:style style:name="ce93" style:family="table-cell" style:parent-style-name="Default">
      <style:table-cell-properties fo:border-bottom="0.0346in solid #000000" style:text-align-source="fix" style:repeat-content="false" fo:wrap-option="wrap" fo:border-left="0.0138in solid #000000" fo:border-right="0.0138in solid #000000" fo:border-top="0.0346in solid #000000" style:vertical-align="top"/>
      <style:paragraph-properties fo:text-align="center" fo:margin-left="0in"/>
    </style:style>
    <style:style style:name="ce94" style:family="table-cell" style:parent-style-name="Default">
      <style:table-cell-properties style:text-align-source="fix" style:repeat-content="false" fo:wrap-option="wrap" fo:border="0.0138in solid #000000" style:vertical-align="top"/>
      <style:paragraph-properties fo:text-align="center" fo:margin-left="0in"/>
    </style:style>
    <style:style style:name="ce95" style:family="table-cell" style:parent-style-name="Default">
      <style:table-cell-properties fo:border-bottom="0.0346in solid #000000" style:text-align-source="fix" style:repeat-content="false" fo:wrap-option="wrap" fo:border-left="0.0138in solid #000000" fo:border-right="0.0138in solid #000000" fo:border-top="0.0138in solid #000000" style:vertical-align="top"/>
      <style:paragraph-properties fo:text-align="center" fo:margin-left="0in"/>
    </style:style>
    <style:style style:name="ce96" style:family="table-cell" style:parent-style-name="Default">
      <style:table-cell-properties fo:background-color="#83caff" style:text-align-source="fix" style:repeat-content="false" fo:wrap-option="wrap" fo:border="0.0138in solid #000000" style:vertical-align="top"/>
      <style:paragraph-properties fo:text-align="center" fo:margin-left="0in"/>
      <style:text-properties style:font-name="Arial" fo:font-size="10pt"/>
    </style:style>
    <style:style style:name="ce97" style:family="table-cell" style:parent-style-name="Default">
      <style:table-cell-properties fo:border-bottom="0.0346in solid #000000" fo:background-color="#83caff" style:text-align-source="fix" style:repeat-content="false" fo:border-left="0.0138in solid #000000" fo:border-right="0.0138in solid #000000" fo:border-top="0.0138in solid #000000" style:vertical-align="top"/>
      <style:paragraph-properties fo:text-align="center" fo:margin-left="0in"/>
      <style:text-properties style:font-name="Arial" fo:font-size="10pt"/>
    </style:style>
    <style:style style:name="ce98" style:family="table-cell" style:parent-style-name="Default">
      <style:table-cell-properties fo:border-bottom="none" fo:background-color="#83caff" style:text-align-source="fix" style:repeat-content="false" fo:border-left="0.0138in solid #000000" fo:border-right="0.0138in solid #000000" fo:border-top="none" style:vertical-align="top"/>
      <style:paragraph-properties fo:text-align="center"/>
      <style:text-properties style:font-name="Arial" fo:font-size="10pt"/>
    </style:style>
    <style:style style:name="ce99" style:family="table-cell" style:parent-style-name="Default">
      <style:table-cell-properties fo:border-bottom="0.0138in solid #000000" fo:background-color="#83caff" style:text-align-source="fix" style:repeat-content="false" fo:border-left="0.0138in solid #000000" fo:border-right="0.0138in solid #000000" fo:border-top="none" style:vertical-align="top"/>
      <style:paragraph-properties fo:text-align="center"/>
      <style:text-properties style:font-name="Arial" fo:font-size="10pt"/>
    </style:style>
    <style:style style:name="ce100" style:family="table-cell" style:parent-style-name="Default">
      <style:table-cell-properties fo:border-bottom="none" style:text-align-source="fix" style:repeat-content="false" fo:border-left="0.0138in solid #000000" fo:border-right="0.0138in solid #000000" fo:border-top="none" style:vertical-align="top"/>
      <style:paragraph-properties fo:text-align="center" fo:margin-left="0in"/>
      <style:text-properties style:font-name="Arial" fo:font-size="10pt" style:font-size-asian="10pt" style:font-size-complex="10pt"/>
    </style:style>
    <style:style style:name="ce101" style:family="table-cell" style:parent-style-name="Default">
      <style:table-cell-properties style:text-align-source="fix" style:repeat-content="false" style:vertical-align="top"/>
      <style:paragraph-properties fo:text-align="start" fo:margin-left="0in"/>
      <style:text-properties style:font-name="Arial" fo:font-size="10pt"/>
    </style:style>
    <style:style style:name="ce102" style:family="table-cell" style:parent-style-name="Default">
      <style:table-cell-properties style:text-align-source="fix" style:repeat-content="false" style:vertical-align="top"/>
      <style:paragraph-properties fo:text-align="start" fo:margin-left="0in"/>
      <style:text-properties style:font-name="Arial" fo:font-size="10pt" fo:font-weight="bold" style:font-size-asian="11pt" style:font-weight-asian="bold" style:font-size-complex="11pt" style:font-weight-complex="bold"/>
    </style:style>
    <style:style style:name="ce103" style:family="table-cell" style:parent-style-name="Default">
      <style:table-cell-properties fo:background-color="#dddddd" style:text-align-source="fix" style:repeat-content="false" style:vertical-align="top"/>
      <style:paragraph-properties fo:text-align="start" fo:margin-left="0in"/>
      <style:text-properties style:font-name="Arial" fo:font-size="10pt"/>
    </style:style>
    <style:style style:name="ce104" style:family="table-cell" style:parent-style-name="Default">
      <style:table-cell-properties fo:border-bottom="0.0346in solid #000000" style:text-align-source="fix" style:repeat-content="false" fo:wrap-option="wrap" fo:border-left="none" fo:border-right="0.0346in solid #000000" fo:border-top="0.0346in solid #000000" style:vertical-align="top"/>
      <style:paragraph-properties fo:text-align="start"/>
      <style:text-properties style:font-name="Arial" fo:font-size="10pt" fo:language="en" fo:country="US" style:language-asian="en" style:country-asian="US" style:language-complex="en" style:country-complex="US"/>
    </style:style>
    <style:style style:name="ce105" style:family="table-cell" style:parent-style-name="Default">
      <style:table-cell-properties fo:border-bottom="0.0138in solid #000000" style:text-align-source="fix" style:repeat-content="false" fo:wrap-option="wrap" fo:border-left="0.0138in solid #000000" fo:border-right="0.0346in solid #000000" fo:border-top="0.0346in solid #000000" style:vertical-align="top"/>
      <style:paragraph-properties fo:text-align="start"/>
      <style:text-properties style:font-name="Arial" fo:font-size="10pt"/>
    </style:style>
    <style:style style:name="ce106" style:family="table-cell" style:parent-style-name="Default">
      <style:table-cell-properties fo:border-bottom="0.0138in solid #000000" style:text-align-source="fix" style:repeat-content="false" fo:wrap-option="wrap" fo:border-left="0.0138in solid #000000" fo:border-right="0.0346in solid #000000" fo:border-top="0.0138in solid #000000" style:vertical-align="top"/>
      <style:paragraph-properties fo:text-align="start"/>
      <style:text-properties style:font-name="Arial" fo:font-size="10pt" fo:language="en" fo:country="US" style:language-asian="en" style:country-asian="US" style:language-complex="en" style:country-complex="US"/>
    </style:style>
    <style:style style:name="ce107" style:family="table-cell" style:parent-style-name="Default">
      <style:table-cell-properties fo:border-bottom="0.0346in solid #000000" style:text-align-source="fix" style:repeat-content="false" fo:wrap-option="wrap" fo:border-left="0.0138in solid #000000" fo:border-right="0.0346in solid #000000" fo:border-top="0.0138in solid #000000" style:vertical-align="top"/>
      <style:paragraph-properties fo:text-align="start"/>
      <style:text-properties style:font-name="Arial" fo:font-size="10pt" fo:language="en" fo:country="US" style:language-asian="en" style:country-asian="US" style:language-complex="en" style:country-complex="US"/>
    </style:style>
    <style:style style:name="ce108" style:family="table-cell" style:parent-style-name="Default">
      <style:table-cell-properties fo:border-bottom="0.0138in solid #000000" style:text-align-source="fix" style:repeat-content="false" fo:border-left="0.0138in solid #000000" fo:border-right="0.0346in solid #000000" fo:border-top="0.0346in solid #000000" style:vertical-align="top"/>
      <style:paragraph-properties fo:text-align="start" fo:margin-left="0in"/>
      <style:text-properties style:font-name="Arial" fo:font-size="10pt"/>
    </style:style>
    <style:style style:name="ce109" style:family="table-cell" style:parent-style-name="Default">
      <style:table-cell-properties fo:border-bottom="none" style:text-align-source="fix" style:repeat-content="false" fo:wrap-option="wrap" fo:border-left="none" fo:border-right="0.0346in solid #000000" fo:border-top="none" style:vertical-align="top"/>
      <style:paragraph-properties fo:text-align="start"/>
      <style:text-properties style:font-name="Arial" fo:font-size="10pt"/>
    </style:style>
    <style:style style:name="ce110" style:family="table-cell" style:parent-style-name="Default">
      <style:table-cell-properties fo:border-bottom="0.0138in solid #000000" style:text-align-source="fix" style:repeat-content="false" fo:wrap-option="wrap" fo:border-left="0.0138in solid #000000" fo:border-right="0.0346in solid #000000" fo:border-top="0.0138in solid #000000" style:vertical-align="top"/>
      <style:paragraph-properties fo:text-align="start" fo:margin-left="0in"/>
      <style:text-properties style:font-name="Arial" fo:font-size="10pt"/>
    </style:style>
    <style:style style:name="ce111" style:family="table-cell" style:parent-style-name="Default">
      <style:table-cell-properties fo:border-bottom="0.0138in solid #000000" style:text-align-source="fix" style:repeat-content="false" fo:wrap-option="wrap" fo:border-left="0.0138in solid #000000" fo:border-right="0.0346in solid #000000" fo:border-top="0.0138in solid #000000" style:vertical-align="top"/>
      <style:paragraph-properties fo:text-align="start" fo:margin-left="0in"/>
      <style:text-properties style:font-name="Arial" fo:font-size="10pt" fo:language="en" fo:country="US" style:font-name-asian="SegoeUI" style:font-size-asian="9.5pt" style:language-asian="en" style:country-asian="US" style:font-name-complex="SegoeUI" style:font-size-complex="5.40000009536743pt" style:language-complex="en" style:country-complex="US"/>
    </style:style>
    <style:style style:name="ce112" style:family="table-cell" style:parent-style-name="Default">
      <style:table-cell-properties fo:border-bottom="0.0346in solid #000000" style:text-align-source="fix" style:repeat-content="false" fo:wrap-option="wrap" fo:border-left="0.0138in solid #000000" fo:border-right="0.0346in solid #000000" fo:border-top="0.0138in solid #000000" style:vertical-align="top"/>
      <style:paragraph-properties fo:text-align="start" fo:margin-left="0in"/>
      <style:text-properties style:font-name="Arial" fo:font-size="10pt"/>
    </style:style>
    <style:style style:name="ce113" style:family="table-cell" style:parent-style-name="Default">
      <style:table-cell-properties fo:border-bottom="0.0138in solid #000000" style:text-align-source="fix" style:repeat-content="false" fo:wrap-option="wrap" fo:border-left="0.0138in solid #000000" fo:border-right="0.0346in solid #000000" fo:border-top="0.0138in solid #000000" style:vertical-align="top"/>
      <style:paragraph-properties fo:text-align="start"/>
      <style:text-properties style:font-name="Arial" fo:font-size="10pt"/>
    </style:style>
    <style:style style:name="ce114" style:family="table-cell" style:parent-style-name="Default">
      <style:table-cell-properties fo:border-bottom="none" style:text-align-source="fix" style:repeat-content="false" fo:border-left="none" fo:border-right="0.0346in solid #000000" fo:border-top="none" style:vertical-align="top"/>
      <style:paragraph-properties fo:text-align="start"/>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9.5pt" style:language-asian="en" style:country-asian="US" style:font-style-asian="normal" style:font-weight-asian="normal" style:font-size-complex="5.40000009536743pt" style:language-complex="en" style:country-complex="US" style:font-style-complex="normal" style:font-weight-complex="normal" style:text-emphasize="none" style:font-relief="none" style:text-overline-style="none" style:text-overline-color="font-color"/>
    </style:style>
    <style:style style:name="ce115" style:family="table-cell" style:parent-style-name="Default">
      <style:table-cell-properties fo:border-bottom="0.0138in solid #000000" style:text-align-source="fix" style:repeat-content="false" fo:border-left="0.0138in solid #000000" fo:border-right="0.0346in solid #000000" fo:border-top="0.0138in solid #000000" style:vertical-align="top"/>
      <style:paragraph-properties fo:text-align="start" fo:margin-left="0in"/>
      <style:text-properties style:font-name="Arial" fo:font-size="10pt"/>
    </style:style>
    <style:style style:name="ce116" style:family="table-cell" style:parent-style-name="Default">
      <style:table-cell-properties fo:border-bottom="0.0346in solid #000000" style:text-align-source="fix" style:repeat-content="false" fo:wrap-option="wrap" fo:border-left="none" fo:border-right="0.0346in solid #000000" fo:border-top="none" style:vertical-align="top"/>
      <style:paragraph-properties fo:text-align="start"/>
      <style:text-properties style:font-name="Arial" fo:font-size="10pt" fo:language="en" fo:country="US" style:font-size-asian="10pt" style:language-asian="en" style:country-asian="US" style:font-size-complex="10pt" style:language-complex="en" style:country-complex="US"/>
    </style:style>
    <style:style style:name="ce117" style:family="table-cell" style:parent-style-name="Default">
      <style:table-cell-properties fo:border-bottom="none" style:text-align-source="fix" style:repeat-content="false" fo:border-left="0.0138in solid #000000" fo:border-right="0.0346in solid #000000" fo:border-top="none" style:vertical-align="top"/>
      <style:paragraph-properties fo:text-align="start"/>
    </style:style>
    <style:style style:name="ce118" style:family="table-cell" style:parent-style-name="Default">
      <style:table-cell-properties fo:border-bottom="0.0346in solid #000000" style:text-align-source="fix" style:repeat-content="false" fo:border-left="0.0138in solid #000000" fo:border-right="0.0346in solid #000000" fo:border-top="0.0138in solid #000000" style:vertical-align="top"/>
      <style:paragraph-properties fo:text-align="start" fo:margin-left="0in"/>
      <style:text-properties style:font-name="Arial" fo:font-size="10pt"/>
    </style:style>
    <style:style style:name="ce119" style:family="table-cell" style:parent-style-name="Default">
      <style:table-cell-properties fo:border-bottom="0.0138in solid #000000" style:text-align-source="fix" style:repeat-content="false" fo:border-left="0.0138in solid #000000" fo:border-right="0.0346in solid #000000" fo:border-top="none" style:vertical-align="top"/>
      <style:paragraph-properties fo:text-align="start"/>
    </style:style>
    <style:style style:name="ce120" style:family="table-cell" style:parent-style-name="Default">
      <style:table-cell-properties fo:border-bottom="0.0346in solid #000000" style:text-align-source="fix" style:repeat-content="false" fo:border-left="0.0138in solid #000000" fo:border-right="0.0346in solid #000000" fo:border-top="0.0346in solid #000000" style:vertical-align="top"/>
      <style:paragraph-properties fo:text-align="start"/>
      <style:text-properties style:font-name="Arial" fo:font-size="10pt" style:font-size-asian="10pt" style:font-size-complex="10pt"/>
    </style:style>
    <style:style style:name="ce121" style:family="table-cell" style:parent-style-name="Default">
      <style:table-cell-properties fo:border-bottom="0.0346in solid #000000" style:text-align-source="fix" style:repeat-content="false" fo:wrap-option="wrap" fo:border-left="none" fo:border-right="0.0346in solid #000000" fo:border-top="0.0346in solid #000000" style:vertical-align="top"/>
      <style:paragraph-properties fo:text-align="start"/>
      <style:text-properties style:font-name="Arial" fo:font-size="10pt"/>
    </style:style>
    <style:style style:name="ce122" style:family="table-cell" style:parent-style-name="Default">
      <style:table-cell-properties fo:border-bottom="0.0346in solid #000000" style:text-align-source="fix" style:repeat-content="false" fo:wrap-option="wrap" fo:border-left="0.0138in solid #000000" fo:border-right="0.0346in solid #000000" fo:border-top="0.0346in solid #000000" style:vertical-align="top"/>
      <style:paragraph-properties fo:text-align="start"/>
      <style:text-properties style:font-name="Arial" fo:font-size="10pt"/>
    </style:style>
    <style:style style:name="ce123" style:family="table-cell" style:parent-style-name="Default">
      <style:table-cell-properties fo:background-color="#ffffff" style:text-align-source="fix" style:repeat-content="false" style:vertical-align="top"/>
      <style:paragraph-properties fo:text-align="start" fo:margin-left="0in"/>
      <style:text-properties style:font-name="Arial" fo:font-size="10pt"/>
    </style:style>
    <style:style style:name="ce124" style:family="table-cell" style:parent-style-name="Default">
      <style:table-cell-properties style:text-align-source="fix" style:repeat-content="false" fo:background-color="transparent" style:vertical-align="top"/>
      <style:paragraph-properties fo:text-align="start" fo:margin-left="0in"/>
      <style:text-properties style:font-name="Arial" fo:font-size="10pt"/>
    </style:style>
    <style:style style:name="ce125" style:family="table-cell" style:parent-style-name="Default">
      <style:table-cell-properties fo:border-bottom="0.0138in solid #000000" fo:border-left="0.0138in solid #000000" fo:border-right="0.0346in solid #000000" fo:border-top="0.0346in solid #000000" style:vertical-align="top"/>
    </style:style>
    <style:style style:name="ce126" style:family="table-cell" style:parent-style-name="Default">
      <style:table-cell-properties fo:border-bottom="0.0346in solid #000000" style:text-align-source="fix" style:repeat-content="false" fo:border-left="0.0138in solid #000000" fo:border-right="0.0346in solid #000000" fo:border-top="0.0346in solid #000000" style:vertical-align="top"/>
      <style:paragraph-properties fo:text-align="start" fo:margin-left="0in"/>
      <style:text-properties style:font-name="Arial" fo:font-size="10pt"/>
    </style:style>
    <style:style style:name="ce127" style:family="table-cell" style:parent-style-name="Default">
      <style:table-cell-properties fo:border-bottom="0.0346in solid #000000" fo:border-left="0.0138in solid #000000" fo:border-right="0.0346in solid #000000" fo:border-top="0.0346in solid #000000" style:vertical-align="top"/>
    </style:style>
    <style:style style:name="ce128" style:family="table-cell" style:parent-style-name="Default">
      <style:table-cell-properties fo:border-bottom="0.0138in solid #000000" fo:wrap-option="wrap" fo:border-left="0.0138in solid #000000" fo:border-right="0.0346in solid #000000" fo:border-top="0.0346in solid #000000" style:vertical-align="top"/>
    </style:style>
    <style:style style:name="ce129" style:family="table-cell" style:parent-style-name="Default">
      <style:table-cell-properties fo:border-bottom="0.0138in solid #000000" fo:wrap-option="wrap" fo:border-left="0.0138in solid #000000" fo:border-right="0.0346in solid #000000" fo:border-top="0.0138in solid #000000" style:vertical-align="top"/>
    </style:style>
    <style:style style:name="ce130" style:family="table-cell" style:parent-style-name="Default">
      <style:table-cell-properties fo:wrap-option="wrap" style:vertical-align="top"/>
    </style:style>
    <style:style style:name="ce131" style:family="table-cell" style:parent-style-name="Default">
      <style:table-cell-properties style:vertical-align="top"/>
    </style:style>
    <style:style style:name="ce132" style:family="table-cell" style:parent-style-name="Default">
      <style:table-cell-properties fo:background-color="#ffffff" style:vertical-align="top"/>
    </style:style>
    <style:style style:name="ce133" style:family="table-cell" style:parent-style-name="Default">
      <style:table-cell-properties fo:background-color="transparent" style:vertical-align="top"/>
    </style:style>
    <style:style style:name="T1" style:family="text">
      <style:text-properties style:font-name="Arial" fo:font-size="10pt" style:font-size-asian="10pt" style:font-size-complex="10pt"/>
    </style:style>
    <style:style style:name="T2" style:family="text">
      <style:text-properties style:font-name="Arial" fo:font-size="10pt" style:font-name-asian="SegoeUI" style:font-size-asian="10pt" style:font-name-complex="SegoeUI" style:font-size-complex="10pt"/>
    </style:style>
  </office:automatic-styles>
  <office:body>
    <office:spreadsheet>
      <table:table table:name="EMIF" table:style-name="ta1" table:print="false">
        <office:forms form:automatic-focus="false" form:apply-design-mode="false"/>
        <table:table-column table:style-name="co1" table:default-cell-style-name="ce9"/>
        <table:table-column table:style-name="co2" table:default-cell-style-name="ce10"/>
        <table:table-column table:style-name="co3" table:default-cell-style-name="ce29"/>
        <table:table-column table:style-name="co4" table:default-cell-style-name="ce30"/>
        <table:table-column table:style-name="co1" table:number-columns-repeated="3" table:default-cell-style-name="ce64"/>
        <table:table-column table:style-name="co5" table:default-cell-style-name="ce101"/>
        <table:table-column table:style-name="co1" table:number-columns-repeated="1016" table:default-cell-style-name="Default"/>
        <table:table-row table:style-name="ro1">
          <table:table-cell table:style-name="ce1" office:value-type="string" table:number-columns-spanned="8" table:number-rows-spanned="1">
            <text:p>EMIF – MMIO Register Space </text:p>
          </table:table-cell>
          <table:covered-table-cell/>
          <table:covered-table-cell table:style-name="ce11"/>
          <table:covered-table-cell table:number-columns-repeated="5"/>
          <table:table-cell table:number-columns-repeated="1016"/>
        </table:table-row>
        <table:table-row table:style-name="ro2">
          <table:table-cell table:style-name="ce2" office:value-type="string" table:number-columns-spanned="1" table:number-rows-spanned="2">
            <text:p>Base</text:p>
            <text:p>Address</text:p>
          </table:table-cell>
          <table:table-cell table:style-name="ce2" office:value-type="string">
            <text:p>Register Group</text:p>
          </table:table-cell>
          <table:table-cell table:style-name="ce11" office:value-type="string">
            <text:p>Register Name</text:p>
          </table:table-cell>
          <table:table-cell table:style-name="ce31" office:value-type="string" table:number-columns-spanned="4" table:number-rows-spanned="1">
            <text:p>Register Description</text:p>
          </table:table-cell>
          <table:covered-table-cell table:number-columns-repeated="3"/>
          <table:table-cell table:number-columns-repeated="1017"/>
        </table:table-row>
        <table:table-row table:style-name="ro3">
          <table:covered-table-cell table:style-name="ce3"/>
          <table:table-cell table:style-name="ce11" office:value-type="string">
            <text:p>Reg. Offset</text:p>
          </table:table-cell>
          <table:table-cell table:style-name="Default"/>
          <table:table-cell table:style-name="ce31" office:value-type="string">
            <text:p>Field Name </text:p>
          </table:table-cell>
          <table:table-cell table:style-name="ce31" office:value-type="string">
            <text:p>Bit(s)</text:p>
          </table:table-cell>
          <table:table-cell table:style-name="ce31" office:value-type="string">
            <text:p>Type</text:p>
          </table:table-cell>
          <table:table-cell table:style-name="ce31" office:value-type="string">
            <text:p>Default</text:p>
          </table:table-cell>
          <table:table-cell table:style-name="ce102" office:value-type="string">
            <text:p>Description</text:p>
          </table:table-cell>
          <table:table-cell table:style-name="ce11" table:number-columns-repeated="1015"/>
          <table:table-cell/>
        </table:table-row>
        <table:table-row table:style-name="ro4">
          <table:table-cell table:style-name="ce4" office:value-type="string">
            <text:p>[0x00]</text:p>
          </table:table-cell>
          <table:table-cell table:style-name="ce12" office:value-type="string">
            <text:p>CFG REGS</text:p>
          </table:table-cell>
          <table:table-cell table:style-name="ce18"/>
          <table:table-cell table:style-name="ce32"/>
          <table:table-cell table:style-name="ce65" table:number-columns-repeated="3"/>
          <table:table-cell table:style-name="ce103"/>
          <table:table-cell table:number-columns-repeated="1016"/>
        </table:table-row>
        <table:table-row table:style-name="ro5">
          <table:table-cell table:style-name="ce5"/>
          <table:table-cell table:style-name="ce5" office:value-type="string">
            <text:p>0x00</text:p>
          </table:table-cell>
          <table:table-cell table:style-name="ce19" office:value-type="string" table:number-columns-spanned="1" table:number-rows-spanned="5">
            <text:p>CFG_EMIF[0:3]</text:p>
          </table:table-cell>
          <table:table-cell table:style-name="ce33" office:value-type="string" table:number-columns-spanned="5" table:number-rows-spanned="1">
            <text:p>Vital product data</text:p>
          </table:table-cell>
          <table:covered-table-cell table:number-columns-repeated="3" table:style-name="ce66"/>
          <table:covered-table-cell table:style-name="ce104"/>
          <table:table-cell table:style-name="ce130" table:number-columns-repeated="1016"/>
        </table:table-row>
        <table:table-row-group>
          <table:table-row table:style-name="ro6">
            <table:table-cell table:style-name="ce5" table:number-columns-repeated="2"/>
            <table:covered-table-cell table:style-name="ce20"/>
            <table:table-cell table:style-name="ce34" office:value-type="string">
              <text:p>EmifId</text:p>
            </table:table-cell>
            <table:table-cell table:style-name="ce67" office:value-type="string">
              <text:p>7:0</text:p>
            </table:table-cell>
            <table:table-cell table:style-name="ce67" office:value-type="string">
              <text:p>RO</text:p>
            </table:table-cell>
            <table:table-cell table:style-name="ce67" office:value-type="string">
              <text:p>0x42</text:p>
            </table:table-cell>
            <table:table-cell table:style-name="ce105" office:value-type="string">
              <text:p>Information that uniquely identifies the type of EMIF element instantiated by the FPGA.  </text:p>
            </table:table-cell>
            <table:table-cell table:style-name="ce130" table:number-columns-repeated="1016"/>
          </table:table-row>
          <table:table-row table:style-name="ro4">
            <table:table-cell table:style-name="ce5" table:number-columns-repeated="2"/>
            <table:covered-table-cell table:style-name="ce20"/>
            <table:table-cell table:style-name="ce35" office:value-type="string">
              <text:p>VersionId</text:p>
            </table:table-cell>
            <table:table-cell table:style-name="ce68" office:value-type="string">
              <text:p>7:0</text:p>
            </table:table-cell>
            <table:table-cell table:style-name="ce68" office:value-type="string">
              <text:p>RO</text:p>
            </table:table-cell>
            <table:table-cell table:style-name="ce68" office:value-type="string">
              <text:p>0x01</text:p>
            </table:table-cell>
            <table:table-cell table:style-name="ce106" office:value-type="string">
              <text:p>Version of the instantiated EMIF.</text:p>
            </table:table-cell>
            <table:table-cell table:style-name="ce130" table:number-columns-repeated="1016"/>
          </table:table-row>
          <table:table-row table:style-name="ro4">
            <table:table-cell table:style-name="ce5" table:number-columns-repeated="2"/>
            <table:covered-table-cell table:style-name="ce20"/>
            <table:table-cell table:style-name="ce35" office:value-type="string">
              <text:p>RevisionId</text:p>
            </table:table-cell>
            <table:table-cell table:style-name="ce68" office:value-type="string">
              <text:p>7:0</text:p>
            </table:table-cell>
            <table:table-cell table:style-name="ce68" office:value-type="string">
              <text:p>RO</text:p>
            </table:table-cell>
            <table:table-cell table:style-name="ce68" office:value-type="string">
              <text:p>0x00</text:p>
            </table:table-cell>
            <table:table-cell table:style-name="ce106" office:value-type="string">
              <text:p>Revision of the instantiated EMIF.</text:p>
            </table:table-cell>
            <table:table-cell table:style-name="ce130" table:number-columns-repeated="1016"/>
          </table:table-row>
          <table:table-row table:style-name="ro4">
            <table:table-cell table:style-name="ce5" table:number-columns-repeated="2"/>
            <table:covered-table-cell table:style-name="ce20"/>
            <table:table-cell table:style-name="ce36" office:value-type="string">
              <text:p>Reserved</text:p>
            </table:table-cell>
            <table:table-cell table:style-name="ce69" office:value-type="string">
              <text:p>7:0</text:p>
            </table:table-cell>
            <table:table-cell table:style-name="ce69" office:value-type="string">
              <text:p>RO</text:p>
            </table:table-cell>
            <table:table-cell table:style-name="ce69" office:value-type="string">
              <text:p>0x00</text:p>
            </table:table-cell>
            <table:table-cell table:style-name="ce107"/>
            <table:table-cell table:style-name="ce130" table:number-columns-repeated="1016"/>
          </table:table-row>
        </table:table-row-group>
        <table:table-row table:style-name="ro7">
          <table:table-cell table:style-name="ce5"/>
          <table:table-cell table:style-name="ce5" office:value-type="string">
            <text:p>0x04</text:p>
          </table:table-cell>
          <table:table-cell table:style-name="ce19" office:value-type="string" table:number-columns-spanned="1" table:number-rows-spanned="5">
            <text:p>CFG_TOP[0:3]</text:p>
          </table:table-cell>
          <table:table-cell table:style-name="ce37" office:value-type="string" table:number-columns-spanned="5" table:number-rows-spanned="1">
            <text:p>Vital product data</text:p>
          </table:table-cell>
          <table:covered-table-cell table:number-columns-repeated="3" table:style-name="ce69"/>
          <table:covered-table-cell table:style-name="ce107"/>
          <table:table-cell table:style-name="ce130" table:number-columns-repeated="1016"/>
        </table:table-row>
        <table:table-row table:style-name="ro8">
          <table:table-cell table:style-name="ce5" table:number-columns-repeated="2"/>
          <table:covered-table-cell table:style-name="ce21"/>
          <table:table-cell table:style-name="ce38" office:value-type="string">
            <text:p>TopId</text:p>
          </table:table-cell>
          <table:table-cell table:style-name="ce67" office:value-type="string">
            <text:p>7:0</text:p>
          </table:table-cell>
          <table:table-cell table:style-name="ce67" office:value-type="string">
            <text:p>RO</text:p>
          </table:table-cell>
          <table:table-cell table:style-name="ce67" office:value-type="string">
            <text:p>0x0</text:p>
          </table:table-cell>
          <table:table-cell table:style-name="ce105" office:value-type="string">
            <text:p>Information that uniquely identifies the type of TOP element instantiated by the FPGA.</text:p>
            <text:p><text:s text:c="4"/>[0x01] is for the default Flash top-level.</text:p>
            <text:p><text:s text:c="4"/>[0x81] is for the default User top-level..</text:p>
          </table:table-cell>
          <table:table-cell table:style-name="ce130" table:number-columns-repeated="1016"/>
        </table:table-row>
        <table:table-row table:style-name="ro4">
          <table:table-cell table:style-name="ce5" table:number-columns-repeated="2"/>
          <table:covered-table-cell table:style-name="ce21"/>
          <table:table-cell table:style-name="ce39" office:value-type="string">
            <text:p>DateYear</text:p>
          </table:table-cell>
          <table:table-cell table:style-name="ce68" office:value-type="string">
            <text:p>7:0</text:p>
          </table:table-cell>
          <table:table-cell table:style-name="ce68" office:value-type="string">
            <text:p>RO</text:p>
          </table:table-cell>
          <table:table-cell table:style-name="ce68" office:value-type="string">
            <text:p>0x00</text:p>
          </table:table-cell>
          <table:table-cell table:style-name="ce106" office:value-type="string">
            <text:p>The year date of the generated bitstream.</text:p>
          </table:table-cell>
          <table:table-cell table:style-name="ce130" table:number-columns-repeated="1016"/>
        </table:table-row>
        <table:table-row table:style-name="ro4">
          <table:table-cell table:style-name="ce5" table:number-columns-repeated="2"/>
          <table:covered-table-cell table:style-name="ce21"/>
          <table:table-cell table:style-name="ce39" office:value-type="string">
            <text:p>DateMonth</text:p>
          </table:table-cell>
          <table:table-cell table:style-name="ce68" office:value-type="string">
            <text:p>7:0</text:p>
          </table:table-cell>
          <table:table-cell table:style-name="ce68" office:value-type="string">
            <text:p>RO</text:p>
          </table:table-cell>
          <table:table-cell table:style-name="ce68" office:value-type="string">
            <text:p>0x00</text:p>
          </table:table-cell>
          <table:table-cell table:style-name="ce106" office:value-type="string">
            <text:p>The month date of the generated bitstream.</text:p>
          </table:table-cell>
          <table:table-cell table:style-name="ce130" table:number-columns-repeated="1016"/>
        </table:table-row>
        <table:table-row table:style-name="ro9">
          <table:table-cell table:style-name="ce5" table:number-columns-repeated="2"/>
          <table:covered-table-cell table:style-name="ce21"/>
          <table:table-cell table:style-name="ce36" office:value-type="string">
            <text:p>DateDay</text:p>
          </table:table-cell>
          <table:table-cell table:style-name="ce69" office:value-type="string">
            <text:p>7:0</text:p>
          </table:table-cell>
          <table:table-cell table:style-name="ce69" office:value-type="string">
            <text:p>RO</text:p>
          </table:table-cell>
          <table:table-cell table:style-name="ce69" office:value-type="string">
            <text:p>0x00</text:p>
          </table:table-cell>
          <table:table-cell table:style-name="ce107" office:value-type="string">
            <text:p>The day date of the generated bitstream.</text:p>
          </table:table-cell>
          <table:table-cell table:style-name="ce130" table:number-columns-repeated="1016"/>
        </table:table-row>
        <table:table-row table:style-name="ro10">
          <table:table-cell table:style-name="ce5"/>
          <table:table-cell table:style-name="ce5" office:value-type="string">
            <text:p>0x08</text:p>
          </table:table-cell>
          <table:table-cell table:style-name="ce21" office:value-type="string">
            <text:p>CFG_SHELL</text:p>
          </table:table-cell>
          <table:table-cell table:style-name="ce36"/>
          <table:table-cell table:style-name="ce69" table:number-columns-repeated="3"/>
          <table:table-cell table:style-name="ce107"/>
          <table:table-cell table:style-name="ce130" table:number-columns-repeated="1016"/>
        </table:table-row>
        <table:table-row table:style-name="ro4">
          <table:table-cell table:style-name="ce5" table:number-columns-repeated="2"/>
          <table:table-cell table:style-name="ce21"/>
          <table:table-cell table:style-name="ce36"/>
          <table:table-cell table:style-name="ce69" table:number-columns-repeated="3"/>
          <table:table-cell table:style-name="ce107"/>
          <table:table-cell table:style-name="ce130" table:number-columns-repeated="1016"/>
        </table:table-row>
        <table:table-row table:style-name="ro10">
          <table:table-cell table:style-name="ce5"/>
          <table:table-cell table:style-name="ce5" office:value-type="string">
            <text:p>0x0C</text:p>
          </table:table-cell>
          <table:table-cell table:style-name="ce21" office:value-type="string">
            <text:p>CFG_ROLE</text:p>
          </table:table-cell>
          <table:table-cell table:style-name="ce36"/>
          <table:table-cell table:style-name="ce69" table:number-columns-repeated="3"/>
          <table:table-cell table:style-name="ce107"/>
          <table:table-cell table:style-name="ce130" table:number-columns-repeated="1016"/>
        </table:table-row>
        <table:table-row table:style-name="ro4">
          <table:table-cell table:style-name="ce5" table:number-columns-repeated="2"/>
          <table:table-cell table:style-name="ce21"/>
          <table:table-cell table:style-name="ce36"/>
          <table:table-cell table:style-name="ce69" table:number-columns-repeated="3"/>
          <table:table-cell table:style-name="ce107"/>
          <table:table-cell table:style-name="ce130" table:number-columns-repeated="1016"/>
        </table:table-row>
        <table:table-row table:style-name="ro4">
          <table:table-cell table:style-name="ce4" office:value-type="string">
            <text:p>[0x10]</text:p>
          </table:table-cell>
          <table:table-cell table:style-name="ce12" office:value-type="string">
            <text:p>PHY REGS</text:p>
          </table:table-cell>
          <table:table-cell table:style-name="ce18"/>
          <table:table-cell table:style-name="ce32"/>
          <table:table-cell table:style-name="ce65" table:number-columns-repeated="3"/>
          <table:table-cell table:style-name="ce103"/>
          <table:table-cell table:number-columns-repeated="1016"/>
        </table:table-row>
        <table:table-row table:style-name="ro4">
          <table:table-cell table:style-name="Default"/>
          <table:table-cell table:style-name="ce6" office:value-type="string">
            <text:p>0x00</text:p>
          </table:table-cell>
          <table:table-cell table:style-name="ce22" office:value-type="string" table:number-columns-spanned="1" table:number-rows-spanned="9">
            <text:p>PHY_STATUS</text:p>
          </table:table-cell>
          <table:table-cell table:style-name="ce40" office:value-type="string" table:number-columns-spanned="5" table:number-rows-spanned="1">
            <text:p>Status of the physical interfaces</text:p>
          </table:table-cell>
          <table:covered-table-cell table:style-name="ce70"/>
          <table:covered-table-cell table:number-columns-repeated="2" table:style-name="ce82"/>
          <table:covered-table-cell table:style-name="ce108"/>
          <table:table-cell table:style-name="ce131" table:number-columns-repeated="1016"/>
        </table:table-row>
        <table:table-row-group table:display="false">
          <table:table-row table:style-name="ro11" table:visibility="collapse">
            <table:table-cell table:style-name="ce5" table:number-columns-repeated="2"/>
            <table:covered-table-cell table:style-name="ce20"/>
            <table:table-cell table:style-name="ce35" office:value-type="string">
              <text:p>MC0_InitCalibComplete</text:p>
            </table:table-cell>
            <table:table-cell table:style-name="ce68" office:value-type="float" office:value="0">
              <text:p>0</text:p>
            </table:table-cell>
            <table:table-cell table:style-name="ce68" office:value-type="string">
              <text:p>RO</text:p>
            </table:table-cell>
            <table:table-cell table:style-name="ce68" office:value-type="string">
              <text:p>0x0</text:p>
            </table:table-cell>
            <table:table-cell table:style-name="ce109" office:value-type="string">
              <text:p>When set, indicates that the initialization and calibration of the memory channel #0 are complete and that the interface is now ready to accept commands for the interface.</text:p>
            </table:table-cell>
            <table:table-cell table:style-name="ce130" table:number-columns-repeated="1016"/>
          </table:table-row>
          <table:table-row table:style-name="ro12" table:visibility="collapse">
            <table:table-cell table:style-name="ce5" table:number-columns-repeated="2"/>
            <table:covered-table-cell table:style-name="ce20"/>
            <table:table-cell table:style-name="ce35" office:value-type="string">
              <text:p>MC1_InitCalibComplete</text:p>
            </table:table-cell>
            <table:table-cell table:style-name="ce68" office:value-type="float" office:value="1">
              <text:p>1</text:p>
            </table:table-cell>
            <table:table-cell table:style-name="ce68" office:value-type="string">
              <text:p>RO</text:p>
            </table:table-cell>
            <table:table-cell table:style-name="ce68" office:value-type="string">
              <text:p>0x0</text:p>
            </table:table-cell>
            <table:table-cell table:style-name="ce109" office:value-type="string">
              <text:p>When set, indicates that the initialization and calibration of the memory channel #1 are complete and that the interface is now ready to accept commands for the interface.</text:p>
            </table:table-cell>
            <table:table-cell table:style-name="ce130" table:number-columns-repeated="1016"/>
          </table:table-row>
          <table:table-row table:style-name="ro13" table:visibility="collapse">
            <table:table-cell table:style-name="ce5" table:number-columns-repeated="2"/>
            <table:covered-table-cell table:style-name="ce20"/>
            <table:table-cell table:style-name="ce35" office:value-type="string">
              <text:p>ETH0_CoreReady</text:p>
            </table:table-cell>
            <table:table-cell table:style-name="ce68" office:value-type="float" office:value="2">
              <text:p>2</text:p>
            </table:table-cell>
            <table:table-cell table:style-name="ce68" office:value-type="string">
              <text:p>RO</text:p>
            </table:table-cell>
            <table:table-cell table:style-name="ce68" office:value-type="string">
              <text:p>0x0</text:p>
            </table:table-cell>
            <table:table-cell table:style-name="ce110" office:value-type="string">
              <text:p>When set, indicates that the PCS block is locked and there is no MAC remote or local fault.</text:p>
            </table:table-cell>
            <table:table-cell table:style-name="ce130" table:number-columns-repeated="1016"/>
          </table:table-row>
          <table:table-row table:style-name="ro4" table:visibility="collapse">
            <table:table-cell table:style-name="ce5" table:number-columns-repeated="2"/>
            <table:covered-table-cell table:style-name="ce20"/>
            <table:table-cell table:style-name="ce35" office:value-type="string">
              <text:p>ETH0_QpllLock</text:p>
            </table:table-cell>
            <table:table-cell table:style-name="ce68" office:value-type="float" office:value="3">
              <text:p>3</text:p>
            </table:table-cell>
            <table:table-cell table:style-name="ce68" office:value-type="string">
              <text:p>RO</text:p>
            </table:table-cell>
            <table:table-cell table:style-name="ce68" office:value-type="string">
              <text:p>0x0</text:p>
            </table:table-cell>
            <table:table-cell table:style-name="ce111" office:value-type="string">
              <text:p>Lock indication from QPLL block in core.</text:p>
            </table:table-cell>
            <table:table-cell table:style-name="ce130" table:number-columns-repeated="1016"/>
          </table:table-row>
          <table:table-row table:style-name="ro4" table:visibility="collapse">
            <table:table-cell table:style-name="ce5" table:number-columns-repeated="2"/>
            <table:covered-table-cell table:style-name="ce20"/>
            <table:table-cell table:style-name="ce35" office:value-type="string">
              <text:p>Nu</text:p>
            </table:table-cell>
            <table:table-cell table:style-name="ce68" office:value-type="float" office:value="4">
              <text:p>4</text:p>
            </table:table-cell>
            <table:table-cell table:style-name="ce71" office:value-type="string">
              <text:p>RO</text:p>
            </table:table-cell>
            <table:table-cell table:style-name="ce68" office:value-type="string">
              <text:p>0x0</text:p>
            </table:table-cell>
            <table:table-cell table:style-name="ce110"/>
            <table:table-cell table:style-name="ce130" table:number-columns-repeated="1016"/>
          </table:table-row>
          <table:table-row table:style-name="ro4" table:visibility="collapse">
            <table:table-cell table:style-name="ce5" table:number-columns-repeated="2"/>
            <table:covered-table-cell table:style-name="ce20"/>
            <table:table-cell table:style-name="ce35" office:value-type="string">
              <text:p>Nu</text:p>
            </table:table-cell>
            <table:table-cell table:style-name="ce68" office:value-type="float" office:value="5">
              <text:p>5</text:p>
            </table:table-cell>
            <table:table-cell table:style-name="ce71" office:value-type="string">
              <text:p>RO</text:p>
            </table:table-cell>
            <table:table-cell table:style-name="ce68" office:value-type="string">
              <text:p>0x0</text:p>
            </table:table-cell>
            <table:table-cell table:style-name="ce110"/>
            <table:table-cell table:style-name="ce130" table:number-columns-repeated="1016"/>
          </table:table-row>
          <table:table-row table:style-name="ro4" table:visibility="collapse">
            <table:table-cell table:style-name="ce5" table:number-columns-repeated="2"/>
            <table:covered-table-cell table:style-name="ce20"/>
            <table:table-cell table:style-name="ce35" office:value-type="string">
              <text:p>Nu</text:p>
            </table:table-cell>
            <table:table-cell table:style-name="ce68" office:value-type="float" office:value="6">
              <text:p>6</text:p>
            </table:table-cell>
            <table:table-cell table:style-name="ce71" office:value-type="string">
              <text:p>R0</text:p>
            </table:table-cell>
            <table:table-cell table:style-name="ce68" office:value-type="string">
              <text:p>0x0</text:p>
            </table:table-cell>
            <table:table-cell table:style-name="ce110"/>
            <table:table-cell table:style-name="ce130" table:number-columns-repeated="1016"/>
          </table:table-row>
          <table:table-row table:style-name="ro4" table:visibility="collapse">
            <table:table-cell table:style-name="ce5" table:number-columns-repeated="2"/>
            <table:covered-table-cell table:style-name="ce20"/>
            <table:table-cell table:style-name="ce41" office:value-type="string">
              <text:p>Nu</text:p>
            </table:table-cell>
            <table:table-cell table:style-name="ce69" office:value-type="float" office:value="7">
              <text:p>7</text:p>
            </table:table-cell>
            <table:table-cell table:style-name="ce71" office:value-type="string">
              <text:p>R0</text:p>
            </table:table-cell>
            <table:table-cell table:style-name="ce69" office:value-type="string">
              <text:p>0x0</text:p>
            </table:table-cell>
            <table:table-cell table:style-name="ce112"/>
            <table:table-cell table:style-name="ce130" table:number-columns-repeated="1016"/>
          </table:table-row>
        </table:table-row-group>
        <table:table-row table:style-name="ro4">
          <table:table-cell table:style-name="ce6"/>
          <table:table-cell table:style-name="ce6" office:value-type="string">
            <text:p>0x01</text:p>
          </table:table-cell>
          <table:table-cell table:style-name="ce22" office:value-type="string" table:number-columns-spanned="1" table:number-rows-spanned="14">
            <text:p>PHY_ETH0[0:2]</text:p>
          </table:table-cell>
          <table:table-cell table:style-name="ce42" office:value-type="string" table:number-columns-spanned="5" table:number-rows-spanned="1">
            <text:p>Configuration and tuning of GTH0</text:p>
          </table:table-cell>
          <table:covered-table-cell table:style-name="ce70"/>
          <table:covered-table-cell table:number-columns-repeated="2" table:style-name="ce82"/>
          <table:covered-table-cell table:style-name="ce108"/>
          <table:table-cell table:style-name="ce131" table:number-columns-repeated="1016"/>
        </table:table-row>
        <table:table-row-group table:display="false">
          <table:table-row table:style-name="ro14" table:visibility="collapse">
            <table:table-cell table:style-name="ce5" table:number-columns-repeated="2"/>
            <table:covered-table-cell table:style-name="ce20"/>
            <table:table-cell table:style-name="ce35" office:value-type="string">
              <text:p>ETH0_RxEqualizationMode</text:p>
            </table:table-cell>
            <table:table-cell table:style-name="ce68" office:value-type="string">
              <text:p>0</text:p>
            </table:table-cell>
            <table:table-cell table:style-name="ce68" office:value-type="string">
              <text:p>RW</text:p>
            </table:table-cell>
            <table:table-cell table:style-name="ce96" office:value-type="string">
              <text:p>0x1</text:p>
            </table:table-cell>
            <table:table-cell table:style-name="ce113" office:value-type="string">
              <text:p>Transceiver receiver equalization mode. </text:p>
              <text:p>Set to 0 to enable decision feedback equalization (DFE) mode.</text:p>
              <text:p>Set to 1 to enable low-power mode (LPM). </text:p>
            </table:table-cell>
            <table:table-cell table:style-name="ce130" table:number-columns-repeated="1016"/>
          </table:table-row>
          <table:table-row table:style-name="ro4" table:visibility="collapse">
            <table:table-cell table:style-name="ce6" table:number-columns-repeated="2"/>
            <table:covered-table-cell table:style-name="ce23"/>
            <table:table-cell table:style-name="ce43" office:value-type="string">
              <text:p>Nu</text:p>
            </table:table-cell>
            <table:table-cell table:style-name="ce71" office:value-type="string">
              <text:p>1</text:p>
            </table:table-cell>
            <table:table-cell table:style-name="ce71" office:value-type="string">
              <text:p>RW</text:p>
            </table:table-cell>
            <table:table-cell table:style-name="ce71" office:value-type="string">
              <text:p>0x0</text:p>
            </table:table-cell>
            <table:table-cell table:style-name="ce114"/>
            <table:table-cell table:style-name="ce131" table:number-columns-repeated="1016"/>
          </table:table-row>
          <table:table-row table:style-name="ro4" table:visibility="collapse">
            <table:table-cell table:style-name="ce6" table:number-columns-repeated="2"/>
            <table:covered-table-cell table:style-name="ce23"/>
            <table:table-cell table:style-name="ce43" office:value-type="string">
              <text:p>Nu</text:p>
            </table:table-cell>
            <table:table-cell table:style-name="ce71" office:value-type="string">
              <text:p>2</text:p>
            </table:table-cell>
            <table:table-cell table:style-name="ce71" office:value-type="string">
              <text:p>RW</text:p>
            </table:table-cell>
            <table:table-cell table:style-name="ce71" office:value-type="string">
              <text:p>0x0</text:p>
            </table:table-cell>
            <table:table-cell table:style-name="ce115"/>
            <table:table-cell table:style-name="ce131" table:number-columns-repeated="1016"/>
          </table:table-row>
          <table:table-row table:style-name="ro4" table:visibility="collapse">
            <table:table-cell table:style-name="ce6" table:number-columns-repeated="2"/>
            <table:covered-table-cell table:style-name="ce23"/>
            <table:table-cell table:style-name="ce43" office:value-type="string">
              <text:p>Nu</text:p>
            </table:table-cell>
            <table:table-cell table:style-name="ce72" office:value-type="string">
              <text:p>3</text:p>
            </table:table-cell>
            <table:table-cell table:style-name="ce71" office:value-type="string">
              <text:p>RW</text:p>
            </table:table-cell>
            <table:table-cell table:style-name="ce71" office:value-type="string">
              <text:p>0x0</text:p>
            </table:table-cell>
            <table:table-cell table:style-name="ce115"/>
            <table:table-cell table:style-name="ce131" table:number-columns-repeated="1016"/>
          </table:table-row>
          <table:table-row table:style-name="ro15" table:visibility="collapse">
            <table:table-cell table:style-name="ce6" table:number-columns-repeated="2"/>
            <table:covered-table-cell table:style-name="ce23"/>
            <table:table-cell table:style-name="ce44" office:value-type="string">
              <text:p>ETH0_TxDriverSwing</text:p>
            </table:table-cell>
            <table:table-cell table:style-name="ce73" office:value-type="string">
              <text:p>7:4</text:p>
            </table:table-cell>
            <table:table-cell table:style-name="ce75" office:value-type="string">
              <text:p>RW</text:p>
            </table:table-cell>
            <table:table-cell table:style-name="ce97" office:value-type="string">
              <text:p>0x4</text:p>
            </table:table-cell>
            <table:table-cell table:style-name="ce116" office:value-type="string">
              <text:p><text:span text:style-name="T1">Transceiver transmit driver swing. </text:span></text:p>
              <text:p><text:span text:style-name="T1">The default value of '4' corresponds to a </text:span><text:span text:style-name="T2">peak-to-peak differential voltage </text:span><text:span text:style-name="T2">of </text:span><text:span text:style-name="T1">460 mV. Refer to UG576 for other values.</text:span></text:p>
            </table:table-cell>
            <table:table-cell table:style-name="ce131" table:number-columns-repeated="1016"/>
          </table:table-row>
          <table:table-row table:style-name="ro16" table:visibility="collapse">
            <table:table-cell table:style-name="Default" table:number-columns-repeated="2"/>
            <table:covered-table-cell table:style-name="Default"/>
            <table:table-cell table:style-name="ce45" office:value-type="string">
              <text:p>ETH0_TxPreCursor [4:0]</text:p>
            </table:table-cell>
            <table:table-cell table:style-name="ce74" office:value-type="string">
              <text:p>4:0</text:p>
            </table:table-cell>
            <table:table-cell table:style-name="ce74" office:value-type="string">
              <text:p>RW</text:p>
            </table:table-cell>
            <table:table-cell table:style-name="ce98" office:value-type="string">
              <text:p>0x05</text:p>
            </table:table-cell>
            <table:table-cell table:style-name="ce117" office:value-type="string">
              <text:p>Transmitter pre-cursor pre-emphasis control.</text:p>
              <text:p>The default value of '5' corresponds to an emphasis of 1.16 dB.</text:p>
              <text:p>Refer to UG576 for other values.</text:p>
            </table:table-cell>
            <table:table-cell table:number-columns-repeated="1016"/>
          </table:table-row>
          <table:table-row table:style-name="ro4" table:visibility="collapse">
            <table:table-cell table:style-name="ce6" table:number-columns-repeated="2"/>
            <table:covered-table-cell table:style-name="ce23"/>
            <table:table-cell table:style-name="ce43" office:value-type="string">
              <text:p>Nu</text:p>
            </table:table-cell>
            <table:table-cell table:style-name="ce71" office:value-type="float" office:value="5">
              <text:p>5</text:p>
            </table:table-cell>
            <table:table-cell table:style-name="ce71" office:value-type="string">
              <text:p>RW</text:p>
            </table:table-cell>
            <table:table-cell table:style-name="ce71" office:value-type="string">
              <text:p>0x0</text:p>
            </table:table-cell>
            <table:table-cell table:style-name="ce115"/>
            <table:table-cell table:style-name="ce131" table:number-columns-repeated="1016"/>
          </table:table-row>
          <table:table-row table:style-name="ro4" table:visibility="collapse">
            <table:table-cell table:style-name="ce6" table:number-columns-repeated="2"/>
            <table:covered-table-cell table:style-name="ce23"/>
            <table:table-cell table:style-name="ce43" office:value-type="string">
              <text:p>Nu</text:p>
            </table:table-cell>
            <table:table-cell table:style-name="ce71" office:value-type="float" office:value="6">
              <text:p>6</text:p>
            </table:table-cell>
            <table:table-cell table:style-name="ce71" office:value-type="string">
              <text:p>RW</text:p>
            </table:table-cell>
            <table:table-cell table:style-name="ce71" office:value-type="string">
              <text:p>0x0</text:p>
            </table:table-cell>
            <table:table-cell table:style-name="ce115"/>
            <table:table-cell table:style-name="ce131" table:number-columns-repeated="1016"/>
          </table:table-row>
          <table:table-row table:style-name="ro4" table:visibility="collapse">
            <table:table-cell table:style-name="ce6" table:number-columns-repeated="2"/>
            <table:covered-table-cell table:style-name="ce23"/>
            <table:table-cell table:style-name="ce46" office:value-type="string">
              <text:p>Nu</text:p>
            </table:table-cell>
            <table:table-cell table:style-name="ce75" office:value-type="float" office:value="7">
              <text:p>7</text:p>
            </table:table-cell>
            <table:table-cell table:style-name="ce75" office:value-type="string">
              <text:p>RW</text:p>
            </table:table-cell>
            <table:table-cell table:style-name="ce75" office:value-type="string">
              <text:p>0x0</text:p>
            </table:table-cell>
            <table:table-cell table:style-name="ce118"/>
            <table:table-cell table:style-name="ce131" table:number-columns-repeated="1016"/>
          </table:table-row>
          <table:table-row table:style-name="ro16" table:visibility="collapse">
            <table:table-cell table:style-name="Default" table:number-columns-repeated="2"/>
            <table:covered-table-cell table:style-name="Default"/>
            <table:table-cell table:style-name="ce47" office:value-type="string">
              <text:p>ETH0_TxPostCursor [4:0]</text:p>
            </table:table-cell>
            <table:table-cell table:style-name="ce76" office:value-type="string">
              <text:p>4:0</text:p>
            </table:table-cell>
            <table:table-cell table:style-name="ce76" office:value-type="string">
              <text:p>RW</text:p>
            </table:table-cell>
            <table:table-cell table:style-name="ce99" office:value-type="string">
              <text:p>0x05</text:p>
            </table:table-cell>
            <table:table-cell table:style-name="ce119" office:value-type="string">
              <text:p>Transmitter post-cursor pre-emphasis control.</text:p>
              <text:p>The default value of '5' corresponds to an emphasis of 1.16 dB.</text:p>
              <text:p>Refer to UG576 for other values.</text:p>
            </table:table-cell>
            <table:table-cell table:number-columns-repeated="1016"/>
          </table:table-row>
          <table:table-row table:style-name="ro4" table:visibility="collapse">
            <table:table-cell table:style-name="ce6" table:number-columns-repeated="2"/>
            <table:covered-table-cell table:style-name="ce23"/>
            <table:table-cell table:style-name="ce43" office:value-type="string">
              <text:p>Nu</text:p>
            </table:table-cell>
            <table:table-cell table:style-name="ce71" office:value-type="float" office:value="5">
              <text:p>5</text:p>
            </table:table-cell>
            <table:table-cell table:style-name="ce71" office:value-type="string">
              <text:p>RW</text:p>
            </table:table-cell>
            <table:table-cell table:style-name="ce71" office:value-type="string">
              <text:p>0x0</text:p>
            </table:table-cell>
            <table:table-cell table:style-name="ce115"/>
            <table:table-cell table:style-name="ce131" table:number-columns-repeated="1016"/>
          </table:table-row>
          <table:table-row table:style-name="ro4" table:visibility="collapse">
            <table:table-cell table:style-name="ce6" table:number-columns-repeated="2"/>
            <table:covered-table-cell table:style-name="ce23"/>
            <table:table-cell table:style-name="ce43" office:value-type="string">
              <text:p>Nu</text:p>
            </table:table-cell>
            <table:table-cell table:style-name="ce71" office:value-type="float" office:value="6">
              <text:p>6</text:p>
            </table:table-cell>
            <table:table-cell table:style-name="ce71" office:value-type="string">
              <text:p>RW</text:p>
            </table:table-cell>
            <table:table-cell table:style-name="ce71" office:value-type="string">
              <text:p>0x0</text:p>
            </table:table-cell>
            <table:table-cell table:style-name="ce115"/>
            <table:table-cell table:style-name="ce131" table:number-columns-repeated="1016"/>
          </table:table-row>
          <table:table-row table:style-name="ro4" table:visibility="collapse">
            <table:table-cell table:style-name="ce6" table:number-columns-repeated="2"/>
            <table:covered-table-cell table:style-name="ce23"/>
            <table:table-cell table:style-name="ce46" office:value-type="string">
              <text:p>Nu</text:p>
            </table:table-cell>
            <table:table-cell table:style-name="ce75" office:value-type="float" office:value="7">
              <text:p>7</text:p>
            </table:table-cell>
            <table:table-cell table:style-name="ce75" office:value-type="string">
              <text:p>RW</text:p>
            </table:table-cell>
            <table:table-cell table:style-name="ce75" office:value-type="string">
              <text:p>0x0</text:p>
            </table:table-cell>
            <table:table-cell table:style-name="ce118"/>
            <table:table-cell table:style-name="ce131" table:number-columns-repeated="1016"/>
          </table:table-row>
        </table:table-row-group>
        <table:table-row table:style-name="ro4">
          <table:table-cell table:style-name="ce4" office:value-type="string">
            <text:p>[0x20]</text:p>
          </table:table-cell>
          <table:table-cell table:style-name="ce13" office:value-type="string">
            <text:p>LY2 REGS</text:p>
          </table:table-cell>
          <table:table-cell table:style-name="ce24"/>
          <table:table-cell table:style-name="ce32"/>
          <table:table-cell table:style-name="ce65" table:number-columns-repeated="3"/>
          <table:table-cell table:style-name="ce103"/>
          <table:table-cell table:style-name="ce131" table:number-columns-repeated="1016"/>
        </table:table-row>
        <table:table-row table:style-name="ro4">
          <table:table-cell table:style-name="Default"/>
          <table:table-cell table:style-name="ce6" office:value-type="string">
            <text:p>0x00</text:p>
          </table:table-cell>
          <table:table-cell table:style-name="ce22" office:value-type="string" table:number-columns-spanned="1" table:number-rows-spanned="3">
            <text:p>LY2_CONTROL</text:p>
          </table:table-cell>
          <table:table-cell table:style-name="ce48" office:value-type="string" table:number-columns-spanned="5" table:number-rows-spanned="1">
            <text:p>Control of the layer-2 interfaces</text:p>
          </table:table-cell>
          <table:covered-table-cell table:style-name="ce70"/>
          <table:covered-table-cell table:number-columns-repeated="2" table:style-name="ce82"/>
          <table:covered-table-cell table:style-name="ce108"/>
          <table:table-cell table:style-name="ce131" table:number-columns-repeated="1016"/>
        </table:table-row>
        <table:table-row-group table:display="false">
          <table:table-row table:style-name="ro17" table:visibility="collapse">
            <table:table-cell table:style-name="ce5" table:number-columns-repeated="2"/>
            <table:covered-table-cell table:style-name="ce20"/>
            <table:table-cell table:style-name="ce35" office:value-type="string">
              <text:p>MAC_AddressValid</text:p>
            </table:table-cell>
            <table:table-cell table:style-name="ce68" office:value-type="float" office:value="0">
              <text:p>0</text:p>
            </table:table-cell>
            <table:table-cell table:style-name="ce68" office:value-type="string">
              <text:p>RW</text:p>
            </table:table-cell>
            <table:table-cell table:style-name="ce68" office:value-type="string">
              <text:p>0x0</text:p>
            </table:table-cell>
            <table:table-cell table:style-name="ce109" office:value-type="string">
              <text:p>When set, indicates that a valid MAC address has been loaded into the MAC address register.</text:p>
            </table:table-cell>
            <table:table-cell table:style-name="ce130" table:number-columns-repeated="1016"/>
          </table:table-row>
          <table:table-row table:style-name="ro4" table:visibility="collapse">
            <table:table-cell table:style-name="ce5" table:number-columns-repeated="2"/>
            <table:covered-table-cell table:style-name="ce20"/>
            <table:table-cell table:style-name="ce41" office:value-type="string">
              <text:p>Nu</text:p>
            </table:table-cell>
            <table:table-cell table:style-name="ce69" office:value-type="string">
              <text:p>7:1</text:p>
            </table:table-cell>
            <table:table-cell table:style-name="ce69" office:value-type="string">
              <text:p>RW</text:p>
            </table:table-cell>
            <table:table-cell table:style-name="ce69" office:value-type="string">
              <text:p>0x0</text:p>
            </table:table-cell>
            <table:table-cell table:style-name="ce112"/>
            <table:table-cell table:style-name="ce130" table:number-columns-repeated="1016"/>
          </table:table-row>
        </table:table-row-group>
        <table:table-row table:style-name="ro10">
          <table:table-cell table:style-name="ce5"/>
          <table:table-cell table:style-name="ce5" office:value-type="string">
            <text:p>0x01</text:p>
          </table:table-cell>
          <table:table-cell table:style-name="ce19" office:value-type="string" table:number-columns-spanned="1" table:number-rows-spanned="2">
            <text:p>LY2_STATUS</text:p>
          </table:table-cell>
          <table:table-cell table:style-name="ce49" office:value-type="string" table:number-columns-spanned="5" table:number-rows-spanned="1">
            <text:p>Status of the layer-2 interfaces</text:p>
          </table:table-cell>
          <table:covered-table-cell table:number-columns-repeated="3" table:style-name="ce69"/>
          <table:covered-table-cell table:style-name="ce112"/>
          <table:table-cell table:style-name="ce130" table:number-columns-repeated="1016"/>
        </table:table-row>
        <table:table-row-group table:display="false">
          <table:table-row table:style-name="ro4" table:visibility="collapse">
            <table:table-cell table:style-name="ce5" table:number-columns-repeated="2"/>
            <table:covered-table-cell table:style-name="ce21"/>
            <table:table-cell table:style-name="ce50" office:value-type="string">
              <text:p>Nu</text:p>
            </table:table-cell>
            <table:table-cell table:style-name="ce77" office:value-type="string">
              <text:p>7:0</text:p>
            </table:table-cell>
            <table:table-cell table:style-name="ce90" office:value-type="string">
              <text:p>RO</text:p>
            </table:table-cell>
            <table:table-cell table:style-name="ce100" office:value-type="string">
              <text:p>0x0</text:p>
            </table:table-cell>
            <table:table-cell table:style-name="ce120"/>
            <table:table-cell table:style-name="ce130" table:number-columns-repeated="1016"/>
          </table:table-row>
        </table:table-row-group>
        <table:table-row table:style-name="ro4">
          <table:table-cell table:style-name="Default"/>
          <table:table-cell table:style-name="ce6" office:value-type="string">
            <text:p>0x02</text:p>
          </table:table-cell>
          <table:table-cell table:style-name="ce22" office:value-type="string" table:number-columns-spanned="1" table:number-rows-spanned="2">
            <text:p>LY2_MAC[0:5]</text:p>
          </table:table-cell>
          <table:table-cell table:style-name="ce48" office:value-type="string" table:number-columns-spanned="5" table:number-rows-spanned="1">
            <text:p>MAC address register</text:p>
          </table:table-cell>
          <table:covered-table-cell table:style-name="ce70"/>
          <table:covered-table-cell table:number-columns-repeated="2" table:style-name="ce82"/>
          <table:covered-table-cell table:style-name="ce108"/>
          <table:table-cell table:style-name="ce131" table:number-columns-repeated="1016"/>
        </table:table-row>
        <table:table-row-group table:display="false">
          <table:table-row table:style-name="ro18" table:visibility="collapse">
            <table:table-cell table:style-name="ce5" table:number-columns-repeated="2"/>
            <table:covered-table-cell table:style-name="ce20"/>
            <table:table-cell table:style-name="ce51" office:value-type="string">
              <text:p>MAC0_Address</text:p>
            </table:table-cell>
            <table:table-cell table:style-name="ce78" office:value-type="string">
              <text:p>47:0</text:p>
            </table:table-cell>
            <table:table-cell table:style-name="ce66" office:value-type="string">
              <text:p>RW</text:p>
            </table:table-cell>
            <table:table-cell table:style-name="ce66" office:value-type="string">
              <text:p>0x0</text:p>
            </table:table-cell>
            <table:table-cell table:style-name="ce121" office:value-type="string">
              <text:p>These 6 registers contain the 48-bit physical network address of the FPGA module. These register are initialized by the pervasive controller (i.e. PSoC) after the boot of the FPGA. Assuming a MAC address equal to “00:11:22:33:44:55”, the LY2_MAC[0] register is to be loaded with the value “00”. When a valid MAC address is loaded in this register, the corresponding 'AddressValid' bit is set in the L2_STATUS register. <text:s text:c="10"/></text:p>
            </table:table-cell>
            <table:table-cell table:style-name="ce130" table:number-columns-repeated="1016"/>
          </table:table-row>
        </table:table-row-group>
        <table:table-row table:style-name="ro4">
          <table:table-cell table:style-name="ce4" office:value-type="string">
            <text:p>[0x30]</text:p>
          </table:table-cell>
          <table:table-cell table:style-name="ce13" office:value-type="string">
            <text:p>LY3 REGS</text:p>
          </table:table-cell>
          <table:table-cell table:style-name="ce24"/>
          <table:table-cell table:style-name="ce32"/>
          <table:table-cell table:style-name="ce65" table:number-columns-repeated="3"/>
          <table:table-cell table:style-name="ce103"/>
          <table:table-cell table:style-name="ce131" table:number-columns-repeated="1016"/>
        </table:table-row>
        <table:table-row table:style-name="ro4">
          <table:table-cell table:style-name="Default"/>
          <table:table-cell table:style-name="ce6" office:value-type="string">
            <text:p>0x00</text:p>
          </table:table-cell>
          <table:table-cell table:style-name="ce22" office:value-type="string" table:number-columns-spanned="1" table:number-rows-spanned="3">
            <text:p>LY3_CONTROL[0:1]</text:p>
          </table:table-cell>
          <table:table-cell table:style-name="ce48" office:value-type="string" table:number-columns-spanned="5" table:number-rows-spanned="1">
            <text:p>Control of the layer-3 interfaces</text:p>
          </table:table-cell>
          <table:covered-table-cell table:style-name="ce70"/>
          <table:covered-table-cell table:number-columns-repeated="2" table:style-name="ce82"/>
          <table:covered-table-cell table:style-name="ce108"/>
          <table:table-cell table:style-name="ce131" table:number-columns-repeated="1016"/>
        </table:table-row>
        <table:table-row-group table:display="false">
          <table:table-row table:style-name="ro13" table:visibility="collapse">
            <table:table-cell table:style-name="ce5" table:number-columns-repeated="2"/>
            <table:covered-table-cell table:style-name="ce20"/>
            <table:table-cell table:style-name="ce35" office:value-type="string">
              <text:p>IP_AddressValid</text:p>
            </table:table-cell>
            <table:table-cell table:style-name="ce68" office:value-type="float" office:value="0">
              <text:p>0</text:p>
            </table:table-cell>
            <table:table-cell table:style-name="ce68" office:value-type="string">
              <text:p>RW</text:p>
            </table:table-cell>
            <table:table-cell table:style-name="ce68" office:value-type="string">
              <text:p>0x0</text:p>
            </table:table-cell>
            <table:table-cell table:style-name="ce109" office:value-type="string">
              <text:p>When set, indicates that a valid IPV4 address has been loaded into the IP address register.</text:p>
            </table:table-cell>
            <table:table-cell table:style-name="ce130" table:number-columns-repeated="1016"/>
          </table:table-row>
          <table:table-row table:style-name="ro4" table:visibility="collapse">
            <table:table-cell table:style-name="ce5" table:number-columns-repeated="2"/>
            <table:covered-table-cell table:style-name="ce20"/>
            <table:table-cell table:style-name="ce41" office:value-type="string">
              <text:p>Nu</text:p>
            </table:table-cell>
            <table:table-cell table:style-name="ce69" office:value-type="string">
              <text:p>31:1</text:p>
            </table:table-cell>
            <table:table-cell table:style-name="ce69" office:value-type="string">
              <text:p>RO</text:p>
            </table:table-cell>
            <table:table-cell table:style-name="ce69" office:value-type="string">
              <text:p>0x0</text:p>
            </table:table-cell>
            <table:table-cell table:style-name="ce112"/>
            <table:table-cell table:style-name="ce130" table:number-columns-repeated="1016"/>
          </table:table-row>
        </table:table-row-group>
        <table:table-row table:style-name="ro10">
          <table:table-cell table:style-name="ce5"/>
          <table:table-cell table:style-name="ce5" office:value-type="string">
            <text:p>0x02</text:p>
          </table:table-cell>
          <table:table-cell table:style-name="ce19" office:value-type="string" table:number-columns-spanned="1" table:number-rows-spanned="2">
            <text:p>LY3_STATUS[0:1]</text:p>
          </table:table-cell>
          <table:table-cell table:style-name="ce49" office:value-type="string" table:number-columns-spanned="5" table:number-rows-spanned="1">
            <text:p>Status of the layer-3 interfaces</text:p>
          </table:table-cell>
          <table:covered-table-cell table:number-columns-repeated="3" table:style-name="ce69"/>
          <table:covered-table-cell table:style-name="ce112"/>
          <table:table-cell table:style-name="ce130" table:number-columns-repeated="1016"/>
        </table:table-row>
        <table:table-row-group table:display="false">
          <table:table-row table:style-name="ro4" table:visibility="collapse">
            <table:table-cell table:style-name="ce5" table:number-columns-repeated="2"/>
            <table:covered-table-cell table:style-name="ce21"/>
            <table:table-cell table:style-name="ce50" office:value-type="string">
              <text:p>Nu</text:p>
            </table:table-cell>
            <table:table-cell table:style-name="ce77" office:value-type="string">
              <text:p>7:0</text:p>
            </table:table-cell>
            <table:table-cell table:style-name="ce90" office:value-type="string">
              <text:p>RO</text:p>
            </table:table-cell>
            <table:table-cell table:style-name="ce100" office:value-type="string">
              <text:p>0x0</text:p>
            </table:table-cell>
            <table:table-cell table:style-name="ce120"/>
            <table:table-cell table:style-name="ce130" table:number-columns-repeated="1016"/>
          </table:table-row>
        </table:table-row-group>
        <table:table-row table:style-name="ro4">
          <table:table-cell table:style-name="Default"/>
          <table:table-cell table:style-name="ce6" office:value-type="string">
            <text:p>0x04</text:p>
          </table:table-cell>
          <table:table-cell table:style-name="ce22" office:value-type="string" table:number-columns-spanned="1" table:number-rows-spanned="2">
            <text:p>LY3_IP[0:3]</text:p>
          </table:table-cell>
          <table:table-cell table:style-name="ce48" office:value-type="string" table:number-columns-spanned="5" table:number-rows-spanned="1">
            <text:p>IP address register</text:p>
          </table:table-cell>
          <table:covered-table-cell table:style-name="ce70"/>
          <table:covered-table-cell table:number-columns-repeated="2" table:style-name="ce82"/>
          <table:covered-table-cell table:style-name="ce108"/>
          <table:table-cell table:style-name="ce131" table:number-columns-repeated="1016"/>
        </table:table-row>
        <table:table-row-group table:display="false">
          <table:table-row table:style-name="ro19" table:visibility="collapse">
            <table:table-cell table:style-name="ce5" table:number-columns-repeated="2"/>
            <table:covered-table-cell table:style-name="ce20"/>
            <table:table-cell table:style-name="ce52" office:value-type="string">
              <text:p>IP0_Address</text:p>
            </table:table-cell>
            <table:table-cell table:style-name="ce79" office:value-type="string">
              <text:p>47:0</text:p>
            </table:table-cell>
            <table:table-cell table:style-name="ce91" office:value-type="string">
              <text:p>RW</text:p>
            </table:table-cell>
            <table:table-cell table:style-name="ce91" office:value-type="string">
              <text:p>0x0</text:p>
            </table:table-cell>
            <table:table-cell table:style-name="ce122" office:value-type="string">
              <text:p>These 4 registers contain the 32-bit IPv4 address of the FPGA module. These registers are initialized by the pervasive controller (i.e. PSoC) after the boot of the FPGA. Assuming an IP address equal to “192.168.1.2”, the LY3_IP[0] register is to be loaded with “192”. When a valid IPv4 address is loaded in this register, the corresponding 'AddressValid' bit is set in the L3_STATUS register. <text:s text:c="6"/></text:p>
            </table:table-cell>
            <table:table-cell table:style-name="ce130" table:number-columns-repeated="1016"/>
          </table:table-row>
        </table:table-row-group>
        <table:table-row table:style-name="ro4">
          <table:table-cell table:style-name="ce6"/>
          <table:table-cell table:style-name="ce14"/>
          <table:table-cell table:style-name="ce23"/>
          <table:table-cell table:number-columns-repeated="5"/>
          <table:table-cell table:style-name="ce131" table:number-columns-repeated="1016"/>
        </table:table-row>
        <table:table-row table:style-name="ro4">
          <table:table-cell table:style-name="ce4" office:value-type="string">
            <text:p>[0x40]</text:p>
          </table:table-cell>
          <table:table-cell table:style-name="ce13" office:value-type="string">
            <text:p>ROLE REGS</text:p>
          </table:table-cell>
          <table:table-cell table:style-name="ce24"/>
          <table:table-cell table:style-name="ce32"/>
          <table:table-cell table:style-name="ce65" table:number-columns-repeated="3"/>
          <table:table-cell table:style-name="ce103"/>
          <table:table-cell table:style-name="ce131" table:number-columns-repeated="1016"/>
        </table:table-row>
        <table:table-row table:style-name="ro4">
          <table:table-cell table:style-name="ce7"/>
          <table:table-cell table:style-name="ce6" office:value-type="string">
            <text:p>0x00</text:p>
          </table:table-cell>
          <table:table-cell table:style-name="ce25" office:value-type="string">
            <text:p>ROL_MailBoxRead</text:p>
          </table:table-cell>
          <table:table-cell table:style-name="ce53"/>
          <table:table-cell table:style-name="ce80" table:number-columns-repeated="3"/>
          <table:table-cell table:style-name="ce123"/>
          <table:table-cell table:style-name="ce132" table:number-columns-repeated="1016"/>
        </table:table-row>
        <table:table-row table:style-name="ro4">
          <table:table-cell table:style-name="ce7"/>
          <table:table-cell table:style-name="ce7" office:value-type="string">
            <text:p>0x02</text:p>
          </table:table-cell>
          <table:table-cell table:style-name="ce25" office:value-type="string">
            <text:p>ROL_MailBoxWrite</text:p>
          </table:table-cell>
          <table:table-cell table:style-name="ce54"/>
          <table:table-cell table:style-name="ce80" table:number-columns-repeated="3"/>
          <table:table-cell table:style-name="ce123"/>
          <table:table-cell table:style-name="ce132" table:number-columns-repeated="1016"/>
        </table:table-row>
        <table:table-row table:style-name="ro4">
          <table:table-cell table:style-name="ce7"/>
          <table:table-cell table:style-name="ce15"/>
          <table:table-cell table:style-name="ce26"/>
          <table:table-cell table:style-name="ce54"/>
          <table:table-cell table:style-name="ce80" table:number-columns-repeated="3"/>
          <table:table-cell table:style-name="ce123"/>
          <table:table-cell table:style-name="ce132" table:number-columns-repeated="1016"/>
        </table:table-row>
        <table:table-row table:style-name="ro4">
          <table:table-cell table:style-name="ce4" office:value-type="string">
            <text:p>[0x50]</text:p>
          </table:table-cell>
          <table:table-cell table:style-name="ce13" office:value-type="string">
            <text:p>RES1 REGS</text:p>
          </table:table-cell>
          <table:table-cell table:style-name="ce24"/>
          <table:table-cell table:style-name="ce32"/>
          <table:table-cell table:style-name="ce65" table:number-columns-repeated="3"/>
          <table:table-cell table:style-name="ce103"/>
          <table:table-cell table:style-name="ce131" table:number-columns-repeated="1016"/>
        </table:table-row>
        <table:table-row table:style-name="ro4">
          <table:table-cell table:style-name="ce8"/>
          <table:table-cell table:style-name="ce16"/>
          <table:table-cell table:style-name="ce27"/>
          <table:table-cell table:style-name="ce55"/>
          <table:table-cell table:style-name="ce81" table:number-columns-repeated="3"/>
          <table:table-cell table:style-name="ce124"/>
          <table:table-cell table:style-name="ce133" table:number-columns-repeated="1016"/>
        </table:table-row>
        <table:table-row table:style-name="ro4">
          <table:table-cell table:style-name="ce4" office:value-type="string">
            <text:p>[0x60]</text:p>
          </table:table-cell>
          <table:table-cell table:style-name="ce13" office:value-type="string">
            <text:p>RES2 REGS</text:p>
          </table:table-cell>
          <table:table-cell table:style-name="ce24"/>
          <table:table-cell table:style-name="ce32"/>
          <table:table-cell table:style-name="ce65" table:number-columns-repeated="3"/>
          <table:table-cell table:style-name="ce103"/>
          <table:table-cell table:style-name="ce131" table:number-columns-repeated="1016"/>
        </table:table-row>
        <table:table-row table:style-name="ro4">
          <table:table-cell table:style-name="ce6" table:number-columns-repeated="2"/>
          <table:table-cell table:style-name="ce23"/>
          <table:table-cell table:number-columns-repeated="5"/>
          <table:table-cell table:style-name="ce131" table:number-columns-repeated="1016"/>
        </table:table-row>
        <table:table-row table:style-name="ro4">
          <table:table-cell table:style-name="ce4" office:value-type="string">
            <text:p>[0x70]</text:p>
          </table:table-cell>
          <table:table-cell table:style-name="ce13" office:value-type="string">
            <text:p>DIAG REGS</text:p>
          </table:table-cell>
          <table:table-cell table:style-name="ce24"/>
          <table:table-cell table:style-name="ce32"/>
          <table:table-cell table:style-name="ce65" table:number-columns-repeated="3"/>
          <table:table-cell table:style-name="ce103"/>
          <table:table-cell table:style-name="ce131" table:number-columns-repeated="1016"/>
        </table:table-row>
        <table:table-row table:style-name="ro4">
          <table:table-cell table:style-name="Default"/>
          <table:table-cell table:style-name="ce6" office:value-type="string">
            <text:p>0x00</text:p>
          </table:table-cell>
          <table:table-cell table:style-name="ce22" office:value-type="string" table:number-columns-spanned="1" table:number-rows-spanned="2">
            <text:p>DIAG_SCRATCH[0:3]</text:p>
          </table:table-cell>
          <table:table-cell table:style-name="ce48" office:value-type="string" table:number-columns-spanned="5" table:number-rows-spanned="1">
            <text:p>Scratch register</text:p>
          </table:table-cell>
          <table:covered-table-cell table:style-name="ce70"/>
          <table:covered-table-cell table:number-columns-repeated="2" table:style-name="ce82"/>
          <table:covered-table-cell table:style-name="ce108"/>
          <table:table-cell table:style-name="ce131" table:number-columns-repeated="1016"/>
        </table:table-row>
        <table:table-row-group table:display="false">
          <table:table-row table:style-name="ro4" table:visibility="collapse">
            <table:table-cell table:style-name="ce5" table:number-columns-repeated="2"/>
            <table:covered-table-cell table:style-name="ce20"/>
            <table:table-cell table:style-name="ce51" office:value-type="string">
              <text:p>Data</text:p>
            </table:table-cell>
            <table:table-cell table:style-name="ce78" office:value-type="string">
              <text:p>31:0</text:p>
            </table:table-cell>
            <table:table-cell table:style-name="ce66" office:value-type="string">
              <text:p>RW</text:p>
            </table:table-cell>
            <table:table-cell table:style-name="ce66" office:value-type="string">
              <text:p>0x0</text:p>
            </table:table-cell>
            <table:table-cell table:style-name="ce104" office:value-type="string">
              <text:p>Scratch registers. No function. <text:s text:c="5"/></text:p>
            </table:table-cell>
            <table:table-cell table:style-name="ce130" table:number-columns-repeated="1016"/>
          </table:table-row>
        </table:table-row-group>
        <table:table-row table:style-name="ro4">
          <table:table-cell table:style-name="ce6"/>
          <table:table-cell table:style-name="ce6" office:value-type="string">
            <text:p>0x04</text:p>
          </table:table-cell>
          <table:table-cell table:style-name="ce22" office:value-type="string" table:number-columns-spanned="1" table:number-rows-spanned="7">
            <text:p>DIAG_CTRL_1</text:p>
          </table:table-cell>
          <table:table-cell table:style-name="ce42" office:value-type="string" table:number-columns-spanned="5" table:number-rows-spanned="1">
            <text:p>Control register #1</text:p>
          </table:table-cell>
          <table:covered-table-cell table:number-columns-repeated="3" table:style-name="ce82"/>
          <table:covered-table-cell table:style-name="ce108"/>
          <table:table-cell table:style-name="ce131" table:number-columns-repeated="1016"/>
        </table:table-row>
        <table:table-row-group table:display="false">
          <table:table-row table:style-name="ro20" table:visibility="collapse">
            <table:table-cell table:style-name="ce6"/>
            <table:table-cell table:style-name="ce14"/>
            <table:covered-table-cell table:style-name="ce23"/>
            <table:table-cell table:style-name="ce43" office:value-type="string">
              <text:p>ETH0_PcsLoopbackEn</text:p>
            </table:table-cell>
            <table:table-cell table:style-name="ce71" office:value-type="float" office:value="0">
              <text:p>0</text:p>
            </table:table-cell>
            <table:table-cell table:style-name="ce71" office:value-type="string">
              <text:p>RW</text:p>
            </table:table-cell>
            <table:table-cell table:style-name="ce71" office:value-type="string">
              <text:p>0x0</text:p>
            </table:table-cell>
            <table:table-cell table:style-name="ce110" office:value-type="string">
              <text:p>Set to 1 to enable near-end transceiver serial loopback. When set, data are looped back internally to the PCS and no data is is present on the serial link.</text:p>
              <text:p>When reset, the PHY operates in default transmit/receive mode.</text:p>
            </table:table-cell>
            <table:table-cell table:style-name="ce131" table:number-columns-repeated="1016"/>
          </table:table-row>
          <table:table-row table:style-name="ro21" table:visibility="collapse">
            <table:table-cell table:style-name="ce5"/>
            <table:table-cell table:style-name="ce17"/>
            <table:covered-table-cell table:style-name="ce20"/>
            <table:table-cell table:style-name="ce35" office:value-type="string">
              <text:p>ETH0_MacLoopbackEn</text:p>
            </table:table-cell>
            <table:table-cell table:style-name="ce68" office:value-type="float" office:value="1">
              <text:p>1</text:p>
            </table:table-cell>
            <table:table-cell table:style-name="ce68" office:value-type="string">
              <text:p>RW</text:p>
            </table:table-cell>
            <table:table-cell table:style-name="ce68" office:value-type="string">
              <text:p>0x0</text:p>
            </table:table-cell>
            <table:table-cell table:style-name="ce110" office:value-type="string">
              <text:p>Set to 1 to enable far-end FiFo parallel loopback. When set, frames received by the MAC Rx FiFo are looped back to the MAC Tx FiFo for re-transmission on the serial link. </text:p>
              <text:p>When reset, the MAC operates in default transmit/receive mode.</text:p>
            </table:table-cell>
            <table:table-cell table:style-name="ce130" table:number-columns-repeated="1016"/>
          </table:table-row>
          <table:table-row table:style-name="ro22" table:visibility="collapse">
            <table:table-cell table:style-name="ce6"/>
            <table:table-cell table:style-name="ce14"/>
            <table:covered-table-cell table:style-name="ce23"/>
            <table:table-cell table:style-name="ce43" office:value-type="string">
              <text:p>ETH0_MacAddrSwapEn</text:p>
            </table:table-cell>
            <table:table-cell table:style-name="ce71" office:value-type="float" office:value="2">
              <text:p>2</text:p>
            </table:table-cell>
            <table:table-cell table:style-name="ce71" office:value-type="string">
              <text:p>RW</text:p>
            </table:table-cell>
            <table:table-cell table:style-name="ce71" office:value-type="string">
              <text:p>0x0</text:p>
            </table:table-cell>
            <table:table-cell table:style-name="ce110" office:value-type="string">
              <text:p>Set to 1 to enable the swapping between the source and destination MAC addresses during the transmission of outgoing frames. </text:p>
              <text:p>When reset, the MAC operates in default transmit/receive mode.</text:p>
            </table:table-cell>
            <table:table-cell table:style-name="ce131" table:number-columns-repeated="1016"/>
          </table:table-row>
          <table:table-row table:style-name="ro23" table:visibility="collapse">
            <table:table-cell table:style-name="ce6"/>
            <table:table-cell table:style-name="ce14"/>
            <table:covered-table-cell table:style-name="ce23"/>
            <table:table-cell table:style-name="ce43" office:value-type="string">
              <text:p>Nu</text:p>
            </table:table-cell>
            <table:table-cell table:style-name="ce71" office:value-type="float" office:value="3">
              <text:p>3</text:p>
            </table:table-cell>
            <table:table-cell table:style-name="ce71" office:value-type="string">
              <text:p>RW</text:p>
            </table:table-cell>
            <table:table-cell table:style-name="ce71" office:value-type="string">
              <text:p>0x0</text:p>
            </table:table-cell>
            <table:table-cell table:style-name="ce115"/>
            <table:table-cell table:style-name="ce131" table:number-columns-repeated="1016"/>
          </table:table-row>
          <table:table-row table:style-name="ro24" table:visibility="collapse">
            <table:table-cell table:style-name="ce6"/>
            <table:table-cell table:style-name="ce14"/>
            <table:covered-table-cell table:style-name="ce23"/>
            <table:table-cell table:style-name="ce56" office:value-type="string">
              <text:p>MC0_MemTestCtrl</text:p>
            </table:table-cell>
            <table:table-cell table:style-name="ce83" office:value-type="string">
              <text:p>5:4</text:p>
            </table:table-cell>
            <table:table-cell table:style-name="ce83" office:value-type="string">
              <text:p>RW</text:p>
            </table:table-cell>
            <table:table-cell table:style-name="ce83" office:value-type="string">
              <text:p>0x0</text:p>
            </table:table-cell>
            <table:table-cell table:style-name="ce125" office:value-type="string">
              <text:p>Control for the test of the memory channel #0.</text:p>
              <text:p><text:s text:c="4"/>[00] Stops the test.</text:p>
              <text:p><text:s text:c="4"/>[01] Run the test once.</text:p>
              <text:p><text:s text:c="4"/>[10] Run the test continuously.</text:p>
              <text:p><text:s text:c="4"/>[11] Reserved</text:p>
            </table:table-cell>
            <table:table-cell table:style-name="ce131" table:number-columns-repeated="1016"/>
          </table:table-row>
          <table:table-row table:style-name="ro25" table:visibility="collapse">
            <table:table-cell table:style-name="ce6"/>
            <table:table-cell table:style-name="ce14"/>
            <table:covered-table-cell table:style-name="ce23"/>
            <table:table-cell table:style-name="ce56" office:value-type="string">
              <text:p>MC1_MemTestCtrl</text:p>
            </table:table-cell>
            <table:table-cell table:style-name="ce83" office:value-type="string">
              <text:p>7:6</text:p>
            </table:table-cell>
            <table:table-cell table:style-name="ce83" office:value-type="string">
              <text:p>RW</text:p>
            </table:table-cell>
            <table:table-cell table:style-name="ce83" office:value-type="string">
              <text:p>0x0</text:p>
            </table:table-cell>
            <table:table-cell table:style-name="ce125" office:value-type="string">
              <text:p>Control for the test of the memory channel #1.</text:p>
              <text:p><text:s text:c="4"/>[00] Stops the test.</text:p>
              <text:p><text:s text:c="4"/>[01] Run the test once.</text:p>
              <text:p><text:s text:c="4"/>[10] Run the test continuously.</text:p>
              <text:p><text:s text:c="4"/>[11] Reserved</text:p>
            </table:table-cell>
            <table:table-cell table:style-name="ce131" table:number-columns-repeated="1016"/>
          </table:table-row>
        </table:table-row-group>
        <table:table-row table:style-name="ro4">
          <table:table-cell table:style-name="ce6"/>
          <table:table-cell table:style-name="ce6" office:value-type="string">
            <text:p>0x05</text:p>
          </table:table-cell>
          <table:table-cell table:style-name="ce22" office:value-type="string" table:number-columns-spanned="1" table:number-rows-spanned="7">
            <text:p>DIAG_STAT_1</text:p>
          </table:table-cell>
          <table:table-cell table:style-name="ce42" office:value-type="string" table:number-columns-spanned="5" table:number-rows-spanned="1">
            <text:p>Status of the tests</text:p>
          </table:table-cell>
          <table:covered-table-cell table:number-columns-repeated="3" table:style-name="ce75"/>
          <table:covered-table-cell table:style-name="ce118"/>
          <table:table-cell table:style-name="ce131" table:number-columns-repeated="1016"/>
        </table:table-row>
        <table:table-row-group table:display="false">
          <table:table-row table:style-name="ro4" table:visibility="collapse">
            <table:table-cell table:style-name="ce6" table:number-columns-repeated="2"/>
            <table:covered-table-cell table:style-name="ce22"/>
            <table:table-cell table:style-name="ce57" office:value-type="string">
              <text:p>Nu</text:p>
            </table:table-cell>
            <table:table-cell table:style-name="ce84" office:value-type="float" office:value="0">
              <text:p>0</text:p>
            </table:table-cell>
            <table:table-cell table:style-name="ce84" office:value-type="string">
              <text:p>RW</text:p>
            </table:table-cell>
            <table:table-cell table:style-name="ce84" office:value-type="string">
              <text:p>0x0</text:p>
            </table:table-cell>
            <table:table-cell table:style-name="ce126"/>
            <table:table-cell table:style-name="ce131" table:number-columns-repeated="1016"/>
          </table:table-row>
          <table:table-row table:style-name="ro4" table:visibility="collapse">
            <table:table-cell table:style-name="ce6" table:number-columns-repeated="2"/>
            <table:covered-table-cell table:style-name="ce22"/>
            <table:table-cell table:style-name="ce57" office:value-type="string">
              <text:p>Nu</text:p>
            </table:table-cell>
            <table:table-cell table:style-name="ce75" office:value-type="float" office:value="1">
              <text:p>1</text:p>
            </table:table-cell>
            <table:table-cell table:style-name="ce75" office:value-type="string">
              <text:p>RW</text:p>
            </table:table-cell>
            <table:table-cell table:style-name="ce75" office:value-type="string">
              <text:p>0x0</text:p>
            </table:table-cell>
            <table:table-cell table:style-name="ce118"/>
            <table:table-cell table:style-name="ce131" table:number-columns-repeated="1016"/>
          </table:table-row>
          <table:table-row table:style-name="ro4" table:visibility="collapse">
            <table:table-cell table:style-name="ce6" table:number-columns-repeated="2"/>
            <table:covered-table-cell table:style-name="ce22"/>
            <table:table-cell table:style-name="ce57" office:value-type="string">
              <text:p>Nu</text:p>
            </table:table-cell>
            <table:table-cell table:style-name="ce75" office:value-type="float" office:value="2">
              <text:p>2</text:p>
            </table:table-cell>
            <table:table-cell table:style-name="ce75" office:value-type="string">
              <text:p>RW</text:p>
            </table:table-cell>
            <table:table-cell table:style-name="ce75" office:value-type="string">
              <text:p>0x0</text:p>
            </table:table-cell>
            <table:table-cell table:style-name="ce118"/>
            <table:table-cell table:style-name="ce131" table:number-columns-repeated="1016"/>
          </table:table-row>
          <table:table-row table:style-name="ro7" table:visibility="collapse">
            <table:table-cell table:style-name="ce6" table:number-columns-repeated="2"/>
            <table:covered-table-cell table:style-name="ce22"/>
            <table:table-cell table:style-name="ce57" office:value-type="string">
              <text:p>Nu</text:p>
            </table:table-cell>
            <table:table-cell table:style-name="ce75" office:value-type="float" office:value="3">
              <text:p>3</text:p>
            </table:table-cell>
            <table:table-cell table:style-name="ce75" office:value-type="string">
              <text:p>RW</text:p>
            </table:table-cell>
            <table:table-cell table:style-name="ce75" office:value-type="string">
              <text:p>0x0</text:p>
            </table:table-cell>
            <table:table-cell table:style-name="ce118"/>
            <table:table-cell table:style-name="ce131" table:number-columns-repeated="1016"/>
          </table:table-row>
          <table:table-row table:style-name="ro25" table:visibility="collapse">
            <table:table-cell table:style-name="ce6" table:number-columns-repeated="2"/>
            <table:covered-table-cell table:style-name="ce28"/>
            <table:table-cell table:style-name="ce58" office:value-type="string">
              <text:p>MC0_MemTestStat</text:p>
            </table:table-cell>
            <table:table-cell table:style-name="ce85" office:value-type="string">
              <text:p>5:4</text:p>
            </table:table-cell>
            <table:table-cell table:style-name="ce92" office:value-type="string">
              <text:p>RW</text:p>
            </table:table-cell>
            <table:table-cell table:style-name="ce92" office:value-type="string">
              <text:p>0x0</text:p>
            </table:table-cell>
            <table:table-cell table:style-name="ce125" office:value-type="string">
              <text:p>Status of the test on the memory channel #0.</text:p>
              <text:p><text:s text:c="4"/>[0X] The test is stopped.</text:p>
              <text:p><text:s text:c="4"/>[X0] The test is error free. </text:p>
              <text:p><text:s text:c="4"/>[1X] The test is running. </text:p>
              <text:p><text:s text:c="4"/>[X1] The test is reporting an error.</text:p>
            </table:table-cell>
            <table:table-cell table:style-name="ce131" table:number-columns-repeated="1016"/>
          </table:table-row>
          <table:table-row table:style-name="ro26" table:visibility="collapse">
            <table:table-cell table:style-name="ce6" table:number-columns-repeated="2"/>
            <table:covered-table-cell table:style-name="ce28"/>
            <table:table-cell table:style-name="ce59" office:value-type="string">
              <text:p>MC1_MemTestStat</text:p>
            </table:table-cell>
            <table:table-cell table:style-name="ce86" office:value-type="string">
              <text:p>7:6</text:p>
            </table:table-cell>
            <table:table-cell table:style-name="ce93" office:value-type="string">
              <text:p>RW</text:p>
            </table:table-cell>
            <table:table-cell table:style-name="ce93" office:value-type="string">
              <text:p>0x0</text:p>
            </table:table-cell>
            <table:table-cell table:style-name="ce127" office:value-type="string">
              <text:p>Status of the test on the memory channel #1.</text:p>
              <text:p><text:s text:c="4"/>[0X] The test is stopped.</text:p>
              <text:p><text:s text:c="4"/>[X0] The test is error free. </text:p>
              <text:p><text:s text:c="4"/>[1X] The test is running. </text:p>
              <text:p><text:s text:c="4"/>[X1] The test is reporting an error.</text:p>
            </table:table-cell>
            <table:table-cell table:style-name="ce131" table:number-columns-repeated="1016"/>
          </table:table-row>
        </table:table-row-group>
        <table:table-row table:style-name="ro4">
          <table:table-cell table:style-name="ce6"/>
          <table:table-cell table:style-name="ce6" office:value-type="string">
            <text:p>0x06</text:p>
          </table:table-cell>
          <table:table-cell table:style-name="ce22" office:value-type="string" table:number-columns-spanned="1" table:number-rows-spanned="7">
            <text:p>DIAG_CTRL_2</text:p>
          </table:table-cell>
          <table:table-cell table:style-name="ce60" office:value-type="string" table:number-columns-spanned="5" table:number-rows-spanned="1">
            <text:p>Control register #2</text:p>
          </table:table-cell>
          <table:covered-table-cell table:style-name="ce86"/>
          <table:covered-table-cell table:number-columns-repeated="2" table:style-name="ce93"/>
          <table:covered-table-cell table:style-name="ce127"/>
          <table:table-cell table:style-name="ce131" table:number-columns-repeated="1016"/>
        </table:table-row>
        <table:table-row-group>
          <table:table-row table:style-name="ro27">
            <table:table-cell table:style-name="ce6" table:number-columns-repeated="2"/>
            <table:covered-table-cell table:style-name="ce28"/>
            <table:table-cell table:style-name="ce61" office:value-type="string">
              <text:p>ROLE_UdpEchoCtrl</text:p>
            </table:table-cell>
            <table:table-cell table:style-name="ce85" office:value-type="string">
              <text:p>1:0</text:p>
            </table:table-cell>
            <table:table-cell table:style-name="ce92" office:value-type="string">
              <text:p>RW</text:p>
            </table:table-cell>
            <table:table-cell table:style-name="ce92" office:value-type="string">
              <text:p>0x00</text:p>
            </table:table-cell>
            <table:table-cell table:style-name="ce128" office:value-type="string">
              <text:p>Set this field to enable/disable the UDP echo function of the Flash's role.</text:p>
              <text:p><text:s text:c="4"/>[00] Enable the UDP echo function in pass-through mode.</text:p>
              <text:p><text:s text:c="4"/>[01] Enable the UDP echo function in store-and-forward mode.</text:p>
              <text:p><text:s text:c="4"/>[10] Disable UDP echo function and enable the UDP post function.</text:p>
              <text:p><text:s text:c="4"/>[11] Reserved.</text:p>
            </table:table-cell>
            <table:table-cell table:style-name="ce131" table:number-columns-repeated="1016"/>
          </table:table-row>
          <table:table-row table:style-name="ro8">
            <table:table-cell table:style-name="ce6" table:number-columns-repeated="2"/>
            <table:covered-table-cell table:style-name="ce28"/>
            <table:table-cell table:style-name="ce62" office:value-type="string">
              <text:p>ROLE_UdpPostPktEn</text:p>
            </table:table-cell>
            <table:table-cell table:style-name="ce87" office:value-type="float" office:value="2">
              <text:p>2</text:p>
            </table:table-cell>
            <table:table-cell table:style-name="ce94" office:value-type="string">
              <text:p>RW</text:p>
            </table:table-cell>
            <table:table-cell table:style-name="ce94" office:value-type="string">
              <text:p>0x00</text:p>
            </table:table-cell>
            <table:table-cell table:style-name="ce110" office:value-type="string">
              <text:p>Set to 1 to enable the posting of packets on the UDP port of the application. The payload is limited to 1024 bytes and is defined by the content of the extended memory pages #0 to #7.</text:p>
              <text:p>When reset, the ROLE stops sending packets on the UDP Tx port.</text:p>
            </table:table-cell>
            <table:table-cell table:style-name="ce131" table:number-columns-repeated="1016"/>
          </table:table-row>
          <table:table-row table:style-name="ro28">
            <table:table-cell table:style-name="ce6" table:number-columns-repeated="2"/>
            <table:covered-table-cell table:style-name="ce28"/>
            <table:table-cell table:style-name="ce62" office:value-type="string">
              <text:p>ROLE_UdpCaptPktEn</text:p>
            </table:table-cell>
            <table:table-cell table:style-name="ce87" office:value-type="float" office:value="3">
              <text:p>3</text:p>
            </table:table-cell>
            <table:table-cell table:style-name="ce94" office:value-type="string">
              <text:p>RW</text:p>
            </table:table-cell>
            <table:table-cell table:style-name="ce94" office:value-type="string">
              <text:p>0x00</text:p>
            </table:table-cell>
            <table:table-cell table:style-name="ce110" office:value-type="string">
              <text:p>Set to 1 to enable the capture of packets by the UDP port of the application. The payload is limited to 1024 bytes and is dumped into the extended memory pages #0 to #7.</text:p>
              <text:p>When reset, the ROLE stops capturing packets on the UDP Rx port.</text:p>
            </table:table-cell>
            <table:table-cell table:style-name="ce131" table:number-columns-repeated="1016"/>
          </table:table-row>
          <table:table-row table:style-name="ro29">
            <table:table-cell table:style-name="ce6" table:number-columns-repeated="2"/>
            <table:covered-table-cell table:style-name="ce28"/>
            <table:table-cell table:style-name="ce62" office:value-type="string">
              <text:p>ROLE_TcpEchoCtrl</text:p>
            </table:table-cell>
            <table:table-cell table:style-name="ce88" office:value-type="string">
              <text:p>5:4</text:p>
            </table:table-cell>
            <table:table-cell table:style-name="ce94" office:value-type="string">
              <text:p>RW</text:p>
            </table:table-cell>
            <table:table-cell table:style-name="ce94" office:value-type="string">
              <text:p>0x00</text:p>
            </table:table-cell>
            <table:table-cell table:style-name="ce129" office:value-type="string">
              <text:p>Set this field to enable/disable the TCP echo function of the Flash's role.</text:p>
              <text:p><text:s text:c="4"/>[00] Disables the TCP echo function.</text:p>
              <text:p><text:s text:c="4"/>[01] Enable the TCP echo function in pass-through mode.</text:p>
              <text:p><text:s text:c="4"/>[10] Enable the TCP echo function in store-and-forward mode</text:p>
              <text:p><text:s text:c="4"/>[11] Reserved.</text:p>
            </table:table-cell>
            <table:table-cell table:style-name="ce131" table:number-columns-repeated="1016"/>
          </table:table-row>
          <table:table-row table:style-name="ro8">
            <table:table-cell table:style-name="ce6" table:number-columns-repeated="2"/>
            <table:covered-table-cell table:style-name="ce28"/>
            <table:table-cell table:style-name="ce62" office:value-type="string">
              <text:p>ROLE_TcpPostPktEn</text:p>
            </table:table-cell>
            <table:table-cell table:style-name="ce87" office:value-type="float" office:value="6">
              <text:p>6</text:p>
            </table:table-cell>
            <table:table-cell table:style-name="ce94" office:value-type="string">
              <text:p>RW</text:p>
            </table:table-cell>
            <table:table-cell table:style-name="ce94" office:value-type="string">
              <text:p>0x00</text:p>
            </table:table-cell>
            <table:table-cell table:style-name="ce110" office:value-type="string">
              <text:p>Set to 1 to enable the posting of packets on the TCP port of the application. The payload is limited to 1024 bytes and is defined by the content of the extended memory page #0 to #7.</text:p>
              <text:p>When reset, the APP stops sending packets on the TCP Tx port.</text:p>
            </table:table-cell>
            <table:table-cell table:style-name="ce131" table:number-columns-repeated="1016"/>
          </table:table-row>
          <table:table-row table:style-name="ro30">
            <table:table-cell table:style-name="ce6" table:number-columns-repeated="2"/>
            <table:covered-table-cell table:style-name="ce28"/>
            <table:table-cell table:style-name="ce63" office:value-type="string">
              <text:p>ROLE_TcpCaptPktEn</text:p>
            </table:table-cell>
            <table:table-cell table:style-name="ce89" office:value-type="float" office:value="7">
              <text:p>7</text:p>
            </table:table-cell>
            <table:table-cell table:style-name="ce95" office:value-type="string">
              <text:p>RW</text:p>
            </table:table-cell>
            <table:table-cell table:style-name="ce95" office:value-type="string">
              <text:p>0x00</text:p>
            </table:table-cell>
            <table:table-cell table:style-name="ce112" office:value-type="string">
              <text:p>Set to 1 to enable the capture of packets by the TCP port of the application. The payload is limited to 1024 bytes and is dumped into the extended memory pages #0 to #7.</text:p>
              <text:p>When reset, the ECHO stops capturing packets on the TCP Rx port.</text:p>
            </table:table-cell>
            <table:table-cell table:style-name="ce131" table:number-columns-repeated="1016"/>
          </table:table-row>
        </table:table-row-group>
        <table:table-row table:style-name="ro4">
          <table:table-cell table:style-name="ce6"/>
          <table:table-cell table:style-name="ce14"/>
          <table:table-cell table:style-name="ce23"/>
          <table:table-cell table:number-columns-repeated="5"/>
          <table:table-cell table:style-name="ce131" table:number-columns-repeated="1016"/>
        </table:table-row>
        <table:table-row table:style-name="ro4">
          <table:table-cell table:style-name="ce4" office:value-type="string">
            <text:p>[0x7F]</text:p>
          </table:table-cell>
          <table:table-cell table:style-name="ce13" office:value-type="string">
            <text:p>PAGE_REG</text:p>
          </table:table-cell>
          <table:table-cell table:style-name="ce24"/>
          <table:table-cell table:style-name="ce32"/>
          <table:table-cell table:style-name="ce65" table:number-columns-repeated="3"/>
          <table:table-cell table:style-name="ce103"/>
          <table:table-cell table:style-name="ce131" table:number-columns-repeated="1016"/>
        </table:table-row>
        <table:table-row table:style-name="ro4">
          <table:table-cell table:style-name="Default"/>
          <table:table-cell table:style-name="ce6" office:value-type="string">
            <text:p>0x00</text:p>
          </table:table-cell>
          <table:table-cell table:style-name="ce22" office:value-type="string" table:number-columns-spanned="1" table:number-rows-spanned="2">
            <text:p>PAGE_SEL</text:p>
          </table:table-cell>
          <table:table-cell table:style-name="ce48" office:value-type="string" table:number-columns-spanned="5" table:number-rows-spanned="1">
            <text:p>Extended page select register</text:p>
          </table:table-cell>
          <table:covered-table-cell table:style-name="ce70"/>
          <table:covered-table-cell table:number-columns-repeated="2" table:style-name="ce82"/>
          <table:covered-table-cell table:style-name="ce108"/>
          <table:table-cell table:style-name="ce131" table:number-columns-repeated="1016"/>
        </table:table-row>
        <table:table-row-group table:display="false">
          <table:table-row table:style-name="ro4" table:visibility="collapse">
            <table:table-cell table:style-name="ce5" table:number-columns-repeated="2"/>
            <table:covered-table-cell table:style-name="ce20"/>
            <table:table-cell table:style-name="ce51" office:value-type="string">
              <text:p>Data</text:p>
            </table:table-cell>
            <table:table-cell table:style-name="ce78" office:value-type="string">
              <text:p>7:0</text:p>
            </table:table-cell>
            <table:table-cell table:style-name="ce66" office:value-type="string">
              <text:p>RW</text:p>
            </table:table-cell>
            <table:table-cell table:style-name="ce66" office:value-type="string">
              <text:p>0x0</text:p>
            </table:table-cell>
            <table:table-cell table:style-name="ce104" office:value-type="string">
              <text:p><text:s text:c="6"/></text:p>
            </table:table-cell>
            <table:table-cell table:style-name="ce130" table:number-columns-repeated="1016"/>
          </table:table-row>
        </table:table-row-group>
        <table:table-row table:style-name="ro4" table:number-rows-repeated="5">
          <table:table-cell table:style-name="ce6"/>
          <table:table-cell table:style-name="ce14"/>
          <table:table-cell table:style-name="ce23"/>
          <table:table-cell table:number-columns-repeated="5"/>
          <table:table-cell table:style-name="ce131" table:number-columns-repeated="1016"/>
        </table:table-row>
        <table:table-row table:style-name="ro4" table:number-rows-repeated="10">
          <table:table-cell table:number-columns-repeated="1024"/>
        </table:table-row>
        <table:table-row table:style-name="ro4">
          <table:table-cell/>
          <table:table-cell office:value-type="string">
            <text:p>TOP</text:p>
          </table:table-cell>
          <table:table-cell table:number-columns-repeated="1022"/>
        </table:table-row>
        <table:table-row table:style-name="ro4" table:number-rows-repeated="1048464">
          <table:table-cell table:number-columns-repeated="1024"/>
        </table:table-row>
        <table:table-row table:style-name="ro4">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Helvetica-Bold" svg:font-family="Helvetica-Bold" style:font-family-generic="swiss"/>
    <style:font-face style:name="SegoeUI" svg:font-family="SegoeUI" style:font-family-generic="swis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7-01">07/01/2018</text:date>, <text:time>16:59:02</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rancois Abel</meta:initial-creator>
    <meta:creation-date>2017-11-27T22:53:22.84</meta:creation-date>
    <dc:date>2018-07-01T16:59:02.51</dc:date>
    <dc:creator>Francois Abel</dc:creator>
    <meta:editing-duration>P12DT1H35M58S</meta:editing-duration>
    <meta:editing-cycles>83</meta:editing-cycles>
    <meta:generator>OpenOffice/4.1.3$Win32 OpenOffice.org_project/413m1$Build-9783</meta:generator>
    <meta:document-statistic meta:table-count="1" meta:cell-count="345" meta:object-count="0"/>
  </office:meta>
</office:document-meta>
</file>